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'Times New Roman', Times, serif"/>
    <style:font-face style:name="Times New Roman" svg:font-family="'Times New Roman'"/>
    <style:font-face style:name="Verdana" svg:font-family="Verdana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fo:font-size="14pt" style:font-name-asian="Liberation Serif" style:font-size-asian="14pt" style:font-size-complex="14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list-style-name="L2"/>
    <style:style style:name="P4" style:family="paragraph" style:list-style-name="L1"/>
    <style:style style:name="P5" style:family="paragraph" style:list-style-name="L3"/>
    <style:style style:name="P6" style:family="paragraph" style:list-style-name="L4"/>
    <style:style style:name="P7" style:family="paragraph">
      <loext:graphic-properties draw:fill="none"/>
      <style:paragraph-properties fo:background-color="transparent"/>
      <style:text-properties style:font-name="Liberation Serif" fo:font-size="14pt" style:font-name-asian="Liberation Serif" style:font-size-asian="14pt" style:font-size-complex="14pt"/>
    </style:style>
    <style:style style:name="P8" style:family="paragraph" style:list-style-name="L2">
      <style:text-properties style:font-name="Liberation Serif" fo:font-size="14pt" style:font-name-asian="Liberation Serif" style:font-size-asian="14pt" style:font-size-complex="14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sans-serif" fo:font-size="7.65000009536743pt" fo:letter-spacing="normal"/>
    </style:style>
    <style:style style:name="T3" style:family="text">
      <style:text-properties fo:font-variant="normal" fo:text-transform="none" fo:color="#222222" style:font-name="sans-serif" fo:font-size="7.65000009536743pt" fo:letter-spacing="normal" fo:font-style="normal" fo:font-weight="normal"/>
    </style:style>
    <style:style style:name="T4" style:family="text">
      <style:text-properties fo:font-variant="normal" fo:text-transform="none" fo:color="#222222" style:font-name="sans-serif" fo:font-size="7.65000009536743pt" fo:letter-spacing="normal" fo:font-style="normal" fo:font-weight="normal" officeooo:rsid="00180683"/>
    </style:style>
    <style:style style:name="T5" style:family="text">
      <style:text-properties fo:font-variant="normal" fo:text-transform="none" fo:color="#222222" style:font-name="sans-serif" fo:font-size="7.65000009536743pt" fo:letter-spacing="normal" fo:font-style="italic" fo:font-weight="normal"/>
    </style:style>
    <style:style style:name="T6" style:family="text">
      <style:text-properties fo:font-variant="normal" fo:text-transform="none" fo:color="#222222" style:font-name="sans-serif" fo:font-size="7.65000009536743pt" fo:letter-spacing="normal" fo:language="ru" fo:country="RU" fo:font-style="italic" fo:font-weight="normal"/>
    </style:style>
    <style:style style:name="T7" style:family="text">
      <style:text-properties fo:font-variant="normal" fo:text-transform="none" fo:color="#222222" style:text-line-through-style="none" style:text-line-through-type="none" style:font-name="sans-serif" fo:font-size="7.09999990463257pt" fo:letter-spacing="normal" fo:font-style="normal" style:text-underline-style="solid" style:text-underline-width="auto" style:text-underline-color="font-color" fo:font-weight="normal" style:text-blinking="false" loext:padding="0in" loext:border="none"/>
    </style:style>
    <style:style style:name="T8" style:family="text">
      <style:text-properties fo:font-variant="normal" fo:text-transform="none" fo:color="#0b0080" style:text-line-through-style="none" style:text-line-through-type="none" style:font-name="sans-serif" fo:font-size="6pt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b0080" style:text-line-through-style="none" style:text-line-through-type="none" style:font-name="sans-serif" fo:font-size="7.65000009536743pt" fo:letter-spacing="normal" fo:font-style="normal" style:text-underline-style="none" fo:font-weight="normal" style:text-blinking="false"/>
    </style:style>
    <style:style style:name="T10" style:family="text">
      <style:text-properties fo:font-variant="normal" fo:text-transform="none" fo:color="#0b0080" style:text-line-through-style="none" style:text-line-through-type="none" style:font-name="sans-serif" fo:font-size="7.65000009536743pt" fo:letter-spacing="normal" fo:font-style="normal" style:text-underline-style="none" fo:font-weight="normal" style:text-blinking="false" fo:background-color="#ffffff" loext:char-shading-value="0"/>
    </style:style>
    <style:style style:name="T11" style:family="text">
      <style:text-properties fo:font-variant="normal" fo:text-transform="none" fo:color="#0b0080" style:text-line-through-style="none" style:text-line-through-type="none" style:font-name="sans-serif" fo:font-size="7.09999990463257pt" fo:letter-spacing="normal" fo:font-style="normal" style:text-underline-style="solid" style:text-underline-width="auto" style:text-underline-color="font-color" fo:font-weight="normal" style:text-blinking="false"/>
    </style:style>
    <style:style style:name="T12" style:family="text">
      <style:text-properties fo:font-variant="normal" fo:text-transform="none" fo:color="#663366" style:text-line-through-style="none" style:text-line-through-type="none" style:font-name="sans-serif" fo:font-size="7.65000009536743pt" fo:letter-spacing="normal" fo:font-style="normal" style:text-underline-style="none" fo:font-weight="normal" style:text-blinking="false"/>
    </style:style>
    <style:style style:name="T13" style:family="text">
      <style:text-properties fo:font-variant="normal" fo:text-transform="none" fo:color="#72777d" style:font-name="sans-serif" fo:font-size="6pt" fo:letter-spacing="normal" fo:font-style="normal" fo:font-weight="normal"/>
    </style:style>
    <style:style style:name="T14" style:family="text">
      <style:text-properties fo:font-variant="normal" fo:text-transform="none" fo:color="#a55858" style:text-line-through-style="none" style:text-line-through-type="none" style:font-name="sans-serif" fo:font-size="6pt" fo:letter-spacing="normal" fo:font-style="normal" style:text-underline-style="none" fo:font-weight="normal" style:text-blinking="false"/>
    </style:style>
    <style:style style:name="T15" style:family="text">
      <style:text-properties fo:color="#222222"/>
    </style:style>
    <style:style style:name="T16" style:family="text">
      <style:text-properties fo:color="#222222" style:font-name="sans-serif"/>
    </style:style>
    <style:style style:name="T17" style:family="text">
      <style:text-properties fo:color="#222222" style:font-name="sans-serif" fo:font-size="7.65000009536743pt"/>
    </style:style>
    <style:style style:name="T18" style:family="text">
      <style:text-properties fo:color="#222222" style:font-name="sans-serif" fo:font-size="7.65000009536743pt" fo:font-weight="bold"/>
    </style:style>
    <style:style style:name="T19" style:family="text">
      <style:text-properties fo:color="#222222" style:font-name="sans-serif" fo:font-size="7.65000009536743pt" fo:language="de" fo:country="DE"/>
    </style:style>
    <style:style style:name="T20" style:family="text">
      <style:text-properties fo:color="#222222" style:font-name="sans-serif" fo:font-size="7.65000009536743pt" fo:language="de" fo:country="DE" fo:font-style="italic"/>
    </style:style>
    <style:style style:name="T21" style:family="text">
      <style:text-properties fo:color="#222222" style:font-name="sans-serif" fo:font-size="7.65000009536743pt" fo:language="fr" fo:country="FR" fo:font-style="italic"/>
    </style:style>
    <style:style style:name="T22" style:family="text">
      <style:text-properties fo:color="#222222" style:font-name="sans-serif" fo:font-size="7.65000009536743pt" fo:language="en" fo:country="US"/>
    </style:style>
    <style:style style:name="T23" style:family="text">
      <style:text-properties fo:color="#222222" style:font-name="sans-serif" fo:font-size="7.65000009536743pt" fo:language="en" fo:country="US" fo:font-style="italic"/>
    </style:style>
    <style:style style:name="T24" style:family="text">
      <style:text-properties fo:color="#222222" style:font-name="sans-serif" fo:font-size="7.65000009536743pt" fo:font-style="italic"/>
    </style:style>
    <style:style style:name="T25" style:family="text">
      <style:text-properties fo:color="#222222" style:font-name-asian="sans-serif" style:language-asian="ja" style:country-asian="JP" style:font-style-asian="normal" style:font-weight-asian="normal"/>
    </style:style>
    <style:style style:name="T26" style:family="text">
      <style:text-properties fo:color="#222222" fo:font-size="7.65000009536743pt" fo:font-style="italic" fo:font-weight="normal"/>
    </style:style>
    <style:style style:name="T27" style:family="text">
      <style:text-properties fo:color="#0b0080" style:text-line-through-style="none" style:text-line-through-type="none" style:font-name="sans-serif" fo:font-size="6pt" style:text-underline-style="none" style:text-blinking="false"/>
    </style:style>
    <style:style style:name="T28" style:family="text">
      <style:text-properties fo:color="#0b0080" style:text-line-through-style="none" style:text-line-through-type="none" style:font-name="sans-serif" fo:font-size="7.65000009536743pt" style:text-underline-style="none" style:text-blinking="false"/>
    </style:style>
    <style:style style:name="T29" style:family="text">
      <style:text-properties fo:color="#0b0080" style:text-line-through-style="none" style:text-line-through-type="none" style:font-name="sans-serif" fo:font-size="7.65000009536743pt" style:text-underline-style="none" style:text-blinking="false" fo:background-color="#ffffff" loext:char-shading-value="0"/>
    </style:style>
    <style:style style:name="T30" style:family="text">
      <style:text-properties fo:color="#0b0080" style:text-line-through-style="none" style:text-line-through-type="none" style:font-name="sans-serif" fo:font-size="7.65000009536743pt" style:text-underline-style="none" fo:font-weight="bold" style:text-blinking="false"/>
    </style:style>
    <style:style style:name="T31" style:family="text">
      <style:text-properties fo:color="#0b0080" style:text-line-through-style="none" style:text-line-through-type="none" fo:font-size="7.65000009536743pt" fo:font-style="italic" style:text-underline-style="none" style:text-blinking="false"/>
    </style:style>
    <style:style style:name="T32" style:family="text">
      <style:text-properties fo:color="#0b0080" style:font-name="sans-serif" fo:font-size="7.09999990463257pt" style:text-underline-style="solid" style:text-underline-width="auto" style:text-underline-color="font-color"/>
    </style:style>
    <style:style style:name="T33" style:family="text">
      <style:text-properties fo:color="#0b0080" fo:font-size="7.65000009536743pt" fo:font-style="italic" style:text-underline-style="solid" style:text-underline-width="auto" style:text-underline-color="font-color"/>
    </style:style>
    <style:style style:name="T34" style:family="text">
      <style:text-properties fo:language="de" fo:country="DE"/>
    </style:style>
    <style:style style:name="T35" style:family="text">
      <style:text-properties style:language-asian="ja" style:country-asian="JP"/>
    </style:style>
    <style:style style:name="T36" style:family="text">
      <style:text-properties fo:language="fr" fo:country="FR"/>
    </style:style>
    <style:style style:name="T37" style:family="text">
      <style:text-properties fo:language="en" fo:country="US"/>
    </style:style>
    <style:style style:name="T38" style:family="text">
      <style:text-properties fo:language="ru" fo:country="RU"/>
    </style:style>
    <style:style style:name="T39" style:family="text">
      <style:text-properties fo:color="#a55858" style:text-line-through-style="none" style:text-line-through-type="none" style:font-name="sans-serif" fo:font-size="7.65000009536743pt" style:text-underline-style="none" style:text-blinking="false" fo:background-color="#ffffff" loext:char-shading-value="0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fo:font-size="14pt" style:font-size-asian="14pt" style:language-asian="ja" style:country-asian="JP" style:font-size-complex="14pt"/>
    </style:style>
    <style:style style:name="T42" style:family="text">
      <style:text-properties fo:font-size="14pt" fo:language="de" fo:country="DE" style:font-size-asian="14pt" style:font-size-complex="14pt"/>
    </style:style>
    <style:style style:name="T43" style:family="text">
      <style:text-properties fo:font-size="14pt" fo:language="fr" fo:country="FR" style:font-size-asian="14pt" style:font-size-complex="14pt"/>
    </style:style>
    <style:style style:name="T44" style:family="text">
      <style:text-properties fo:font-size="14pt" fo:language="en" fo:country="US" style:font-size-asian="14pt" style:font-size-complex="14pt"/>
    </style:style>
    <style:style style:name="T45" style:family="text">
      <style:text-properties fo:font-size="14pt" fo:language="ru" fo:country="RU" style:font-size-asian="14pt" style:font-size-complex="14pt"/>
    </style:style>
    <style:style style:name="T46" style:family="text">
      <style:text-properties style:font-name="Liberation Serif" fo:font-size="14pt" style:font-name-asian="Liberation Serif" style:font-size-asian="14pt" style:font-size-complex="14pt"/>
    </style:style>
    <style:style style:name="T47" style:family="text">
      <style:text-properties style:font-name="Liberation Serif" fo:font-size="14pt" style:font-name-asian="Liberation Serif" style:font-size-asian="14pt" style:language-asian="ja" style:country-asian="JP" style:font-size-complex="14pt"/>
    </style:style>
    <style:style style:name="T48" style:family="text">
      <style:text-properties style:font-name="Liberation Serif" fo:font-size="14pt" fo:language="de" fo:country="DE" style:font-name-asian="Liberation Serif" style:font-size-asian="14pt" style:font-size-complex="14pt"/>
    </style:style>
    <style:style style:name="T49" style:family="text">
      <style:text-properties style:font-name="Liberation Serif" fo:font-size="14pt" fo:language="fr" fo:country="FR" style:font-name-asian="Liberation Serif" style:font-size-asian="14pt" style:font-size-complex="14pt"/>
    </style:style>
    <style:style style:name="T50" style:family="text">
      <style:text-properties style:font-name="Liberation Serif" fo:font-size="14pt" fo:language="en" fo:country="US" style:font-name-asian="Liberation Serif" style:font-size-asian="14pt" style:font-size-complex="14pt"/>
    </style:style>
    <style:style style:name="T51" style:family="text">
      <style:text-properties style:font-name="Liberation Serif" fo:font-size="14pt" fo:language="ru" fo:country="RU" style:font-name-asian="Liberation Serif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для контрольной работы по курсу «Великая Отечественная война советского народа (в контексте Второй мировой войны)»</text:p>
      <text:p text:style-name="P1">1. Периодизация Второй мировой войны.</text:p>
      <text:p>Первый период (сентябрь 1939 г. — июнь 1941 г.) — начало войны и вторжение германских войск в страны Западной Европы.</text:p>
      <text:p text:style-name="P1">Второй период (июнь 1941 г. — ноябрь 1942 г.) — нападение фашистской, Германии на СССР, расширение масштабов войны, крах гитлеровской доктрины блицкрига и мифа о непобедимости немецкой армии.</text:p>
      <text:p text:style-name="P1">Третий период (ноябрь 1942 г. — декабрь 1943 г.) — коренной перелом в ходе всей второй мировой войны, крушение наступательной стратегии фашистского блока.</text:p>
      <text:p text:style-name="P1">Четвертый период (январь 1944 г. — май 1945 г.) — разгром фашистского блока, изгнание вражеских войск за пределы СССР, создание второго фронта, освобождение от оккупации стран Европы, полный крах Германии и ее безоговорочная капитуляция.</text:p>
      <text:p text:style-name="P1">Пятый период (май — сентябрь 1945 г.) — разгром империалистической Японии, освобождение народов Азии от японской оккупации и окончание второй мировой войны.</text:p>
      <text:p/>
      <text:p text:style-name="P1">2. Антикоминтерновский пакт. Формирование блока агрессивных государств. Рост военной опасности.</text:p>
      <text:p text:style-name="Standard"><text:span text:style-name="T46">«Антикоминтерновский пакт»</text:span><text:bookmark text:name="cite_ref-1"/><text:a xlink:type="simple" xlink:href="https://ru.wikipedia.org/wiki/Антикоминтерновский_пакт#cite_note-1" text:style-name="Internet_20_link" text:visited-style-name="Visited_20_Internet_20_Link"><text:span text:style-name="T46">[1]</text:span></text:a><text:span text:style-name="T46"> (</text:span><text:a xlink:type="simple" xlink:href="https://ru.wikipedia.org/wiki/Немецкий_язык" text:style-name="Internet_20_link" text:visited-style-name="Visited_20_Internet_20_Link"><text:span text:style-name="T46">нем.</text:span></text:a><text:span text:style-name="T46"> </text:span><text:span text:style-name="T48">Antikominternpakt</text:span><text:span text:style-name="T46">, </text:span><text:a xlink:type="simple" xlink:href="https://ru.wikipedia.org/wiki/Японский_язык" text:style-name="Internet_20_link" text:visited-style-name="Visited_20_Internet_20_Link"><text:span text:style-name="T46">яп.</text:span></text:a><text:span text:style-name="T46"> </text:span><text:span text:style-name="T47">日独防共協定</text:span><text:span text:style-name="T46"> «Японо-германское соглашение по обороне от коммунизма», дата заключения — </text:span><text:a xlink:type="simple" xlink:href="https://ru.wikipedia.org/wiki/25_ноября" text:style-name="Internet_20_link" text:visited-style-name="Visited_20_Internet_20_Link"><text:span text:style-name="T46">25 ноября</text:span></text:a><text:span text:style-name="T46"> </text:span><text:a xlink:type="simple" xlink:href="https://ru.wikipedia.org/wiki/1936_год" text:style-name="Internet_20_link" text:visited-style-name="Visited_20_Internet_20_Link"><text:span text:style-name="T46">1936 г.</text:span></text:a><text:span text:style-name="T46"> Место заключения — </text:span><text:a xlink:type="simple" xlink:href="https://ru.wikipedia.org/wiki/Берлин" text:style-name="Internet_20_link" text:visited-style-name="Visited_20_Internet_20_Link"><text:span text:style-name="T46">Берлин</text:span></text:a><text:span text:style-name="T46">) — международный договор (</text:span><text:a xlink:type="simple" xlink:href="https://ru.wikipedia.org/wiki/Пакт" text:style-name="Internet_20_link" text:visited-style-name="Visited_20_Internet_20_Link"><text:span text:style-name="T46">пакт</text:span></text:a><text:span text:style-name="T46">), заключённый между </text:span><text:a xlink:type="simple" xlink:href="https://ru.wikipedia.org/wiki/Третий_рейх" text:style-name="Internet_20_link" text:visited-style-name="Visited_20_Internet_20_Link"><text:span text:style-name="T46">Германией</text:span></text:a><text:span text:style-name="T46"> и </text:span><text:a xlink:type="simple" xlink:href="https://ru.wikipedia.org/wiki/Японская_империя" text:style-name="Internet_20_link" text:visited-style-name="Visited_20_Internet_20_Link"><text:span text:style-name="T46">Японией</text:span></text:a><text:span text:style-name="T46">, создавший двусторонний </text:span><text:a xlink:type="simple" xlink:href="https://ru.wikipedia.org/wiki/Военный_блок" text:style-name="Internet_20_link" text:visited-style-name="Visited_20_Internet_20_Link"><text:span text:style-name="T46">блок</text:span></text:a><text:span text:style-name="T46"> этих государств, направленный против </text:span><text:a xlink:type="simple" xlink:href="https://ru.wikipedia.org/wiki/Коммунистический_интернационал" text:style-name="Internet_20_link" text:visited-style-name="Visited_20_Internet_20_Link"><text:span text:style-name="T46">Коммунистического Интернационала</text:span></text:a><text:span text:style-name="T46"> (Коминтерна, откуда, собственно, и название пакта) с целью не допустить дальнейшее распространение </text:span><text:a xlink:type="simple" xlink:href="https://ru.wikipedia.org/wiki/Коммунизм" text:style-name="Internet_20_link" text:visited-style-name="Visited_20_Internet_20_Link"><text:span text:style-name="T46">коммунистической идеологии</text:span></text:a><text:span text:style-name="T46"> в мире</text:span><text:bookmark text:name="cite_ref-november25_2-0"/><text:a xlink:type="simple" xlink:href="https://ru.wikipedia.org/wiki/Антикоминтерновский_пакт#cite_note-november25-2" text:style-name="Internet_20_link" text:visited-style-name="Visited_20_Internet_20_Link"><text:span text:style-name="T46">[2]</text:span></text:a><text:span text:style-name="T46">.</text:span></text:p>
      <text:p text:style-name="Text_20_body"><text:span text:style-name="T46">В ноябре </text:span><text:a xlink:type="simple" xlink:href="https://ru.wikipedia.org/wiki/1937_год" text:style-name="Internet_20_link" text:visited-style-name="Visited_20_Internet_20_Link"><text:span text:style-name="T46">1937 года</text:span></text:a><text:span text:style-name="T46"> к «Антикоминтерновскому пакту» присоединилась </text:span><text:a xlink:type="simple" xlink:href="https://ru.wikipedia.org/wiki/Королевство_Италия_(1861—1946)" text:style-name="Internet_20_link" text:visited-style-name="Visited_20_Internet_20_Link"><text:span text:style-name="T46">Италия</text:span></text:a><text:span text:style-name="T46"> в лице </text:span><text:a xlink:type="simple" xlink:href="https://ru.wikipedia.org/wiki/Муссолини,_Бенито" text:style-name="Internet_20_link" text:visited-style-name="Visited_20_Internet_20_Link"><text:span text:style-name="T46">Бенито Муссолини</text:span></text:a><text:span text:style-name="T46">, а позднее — ещё ряд государств, в которых к власти пришли правительства, разделяющие </text:span><text:a xlink:type="simple" xlink:href="https://ru.wikipedia.org/wiki/Ультраправые" text:style-name="Internet_20_link" text:visited-style-name="Visited_20_Internet_20_Link"><text:span text:style-name="T46">ультраправые</text:span></text:a><text:span text:style-name="T46">идеологии </text:span><text:a xlink:type="simple" xlink:href="https://ru.wikipedia.org/wiki/Национал-социализм" text:style-name="Internet_20_link" text:visited-style-name="Visited_20_Internet_20_Link"><text:span text:style-name="T46">нацизма</text:span></text:a><text:span text:style-name="T46"> и </text:span><text:a xlink:type="simple" xlink:href="https://ru.wikipedia.org/wiki/Итальянский_фашизм" text:style-name="Internet_20_link" text:visited-style-name="Visited_20_Internet_20_Link"><text:span text:style-name="T46">итальянского фашизма</text:span></text:a><text:span text:style-name="T46">, либо правительства, крайне отрицательно относящиеся к </text:span><text:a xlink:type="simple" xlink:href="https://ru.wikipedia.org/wiki/Союз_Советских_Социалистических_Республик" text:style-name="Internet_20_link" text:visited-style-name="Visited_20_Internet_20_Link"><text:span text:style-name="T46">СССР</text:span></text:a><text:span text:style-name="T46"> и </text:span><text:a xlink:type="simple" xlink:href="https://ru.wikipedia.org/wiki/Коммунизм" text:style-name="Internet_20_link" text:visited-style-name="Visited_20_Internet_20_Link"><text:span text:style-name="T46">коммунизму</text:span></text:a><text:span text:style-name="T46"> в целом. В 1939—1940 гг. превращён в открытый военный союз, подкреплённый </text:span><text:soft-page-break/><text:span text:style-name="T46">в дальнейшем двухсторонним </text:span><text:a xlink:type="simple" xlink:href="https://ru.wikipedia.org/wiki/Стальной_пакт" text:style-name="Internet_20_link" text:visited-style-name="Visited_20_Internet_20_Link"><text:span text:style-name="T46">«Стальным пактом»</text:span></text:a><text:span text:style-name="T46"> </text:span><text:a xlink:type="simple" xlink:href="https://ru.wikipedia.org/wiki/1939_год" text:style-name="Internet_20_link" text:visited-style-name="Visited_20_Internet_20_Link"><text:span text:style-name="T46">1939 году</text:span></text:a><text:span text:style-name="T46"> </text:span><text:a xlink:type="simple" xlink:href="https://ru.wikipedia.org/wiki/Третий_рейх" text:style-name="Internet_20_link" text:visited-style-name="Visited_20_Internet_20_Link"><text:span text:style-name="T46">Германии</text:span></text:a><text:span text:style-name="T46"> и Италии и общим для стран-участников </text:span><text:a xlink:type="simple" xlink:href="https://ru.wikipedia.org/wiki/Берлинский_пакт_(1940)" text:style-name="Internet_20_link" text:visited-style-name="Visited_20_Internet_20_Link"><text:span text:style-name="T46">Берлинским пактом</text:span></text:a><text:span text:style-name="T46"> </text:span><text:a xlink:type="simple" xlink:href="https://ru.wikipedia.org/wiki/1940_год" text:style-name="Internet_20_link" text:visited-style-name="Visited_20_Internet_20_Link"><text:span text:style-name="T46">1940 года</text:span></text:a><text:span text:style-name="T46">.</text:span></text:p>
      <text:p text:style-name="Text_20_body"><text:span text:style-name="T46">24 февраля 1939 года к пакту присоединились </text:span><text:a xlink:type="simple" xlink:href="https://ru.wikipedia.org/wiki/Королевство_Венгрия_(1920—1946)" text:style-name="Internet_20_link" text:visited-style-name="Visited_20_Internet_20_Link"><text:span text:style-name="T46">Венгрия</text:span></text:a><text:span text:style-name="T46"> и </text:span><text:a xlink:type="simple" xlink:href="https://ru.wikipedia.org/wiki/Маньчжоу-го" text:style-name="Internet_20_link" text:visited-style-name="Visited_20_Internet_20_Link"><text:span text:style-name="T46">Маньчжоу-го</text:span></text:a><text:span text:style-name="T46">.</text:span></text:p>
      <text:p text:style-name="Text_20_body"><text:span text:style-name="T46">26 марта 1939 года в условиях продолжающейся гражданской войны и под давлением Германии «Антикоминтерновский пакт» подписало правительство генерала </text:span><text:a xlink:type="simple" xlink:href="https://ru.wikipedia.org/wiki/Франко,_Франсиско" text:style-name="Internet_20_link" text:visited-style-name="Visited_20_Internet_20_Link"><text:span text:style-name="T46">Франко</text:span></text:a><text:span text:style-name="T46">.</text:span></text:p>
      <text:p text:style-name="Text_20_body"><text:span text:style-name="T46">25 ноября 1941 года «Антикоминтерновский пакт» был продлён на 5 лет, тогда же к нему присоединились </text:span><text:a xlink:type="simple" xlink:href="https://ru.wikipedia.org/wiki/Финляндия" text:style-name="Internet_20_link" text:visited-style-name="Visited_20_Internet_20_Link"><text:span text:style-name="T46">Финляндия</text:span></text:a><text:span text:style-name="T46">, </text:span><text:a xlink:type="simple" xlink:href="https://ru.wikipedia.org/wiki/Королевство_Румыния" text:style-name="Internet_20_link" text:visited-style-name="Visited_20_Internet_20_Link"><text:span text:style-name="T46">Румыния</text:span></text:a><text:span text:style-name="T46">, </text:span><text:a xlink:type="simple" xlink:href="https://ru.wikipedia.org/wiki/Третье_Болгарское_царство" text:style-name="Internet_20_link" text:visited-style-name="Visited_20_Internet_20_Link"><text:span text:style-name="T46">Болгария</text:span></text:a><text:span text:style-name="T46">, а также существовавшие на оккупированных немцами территориях марионеточные правительства </text:span><text:a xlink:type="simple" xlink:href="https://ru.wikipedia.org/wiki/Независимое_государство_Хорватия" text:style-name="Internet_20_link" text:visited-style-name="Visited_20_Internet_20_Link"><text:span text:style-name="T46">Хорватии</text:span></text:a><text:span text:style-name="T46">, </text:span><text:a xlink:type="simple" xlink:href="https://ru.wikipedia.org/wiki/Первая_Словацкая_республика" text:style-name="Internet_20_link" text:visited-style-name="Visited_20_Internet_20_Link"><text:span text:style-name="T46">Словакии</text:span></text:a><text:span text:style-name="T46">, </text:span><text:a xlink:type="simple" xlink:href="https://ru.wikipedia.org/wiki/Дания" text:style-name="Internet_20_link" text:visited-style-name="Visited_20_Internet_20_Link"><text:span text:style-name="T46">Дании</text:span></text:a><text:span text:style-name="T46"> (с оговорками) и образованное японцами на оккупированной ими части Китая </text:span><text:a xlink:type="simple" xlink:href="https://ru.wikipedia.org/wiki/Режим_Ван_Цзинвэя" text:style-name="Internet_20_link" text:visited-style-name="Visited_20_Internet_20_Link"><text:span text:style-name="T46">правительство Ван Цзинвэя</text:span></text:a><text:span text:style-name="T46">. Кроме того, Турция имела в нём статус наблюдателя.</text:span></text:p>
      <text:p text:style-name="P1"/>
      <text:p text:style-name="P1">3. Международное положение в 1938–1939 гг. Мюнхенское соглашение. Попытки создания системы коллективной безопасности в Европе. Советско-германский договор от 23 августа 1939 г.</text:p>
      <text:p text:style-name="Text_20_body"><text:span text:style-name="T46">Мюнхенское соглашение 1938 года (в советской </text:span><text:a xlink:type="simple" xlink:href="https://ru.wikipedia.org/wiki/Историография" text:style-name="Internet_20_link" text:visited-style-name="Visited_20_Internet_20_Link"><text:span text:style-name="T46">историографии</text:span></text:a><text:span text:style-name="T46"> обычно Мюнхенский сговор) — соглашение, составленное в </text:span><text:a xlink:type="simple" xlink:href="https://ru.wikipedia.org/wiki/Мюнхен" text:style-name="Internet_20_link" text:visited-style-name="Visited_20_Internet_20_Link"><text:span text:style-name="T46">Мюнхене</text:span></text:a><text:span text:style-name="T46"> </text:span><text:a xlink:type="simple" xlink:href="https://ru.wikipedia.org/wiki/29_сентября" text:style-name="Internet_20_link" text:visited-style-name="Visited_20_Internet_20_Link"><text:span text:style-name="T46">29 сентября</text:span></text:a><text:span text:style-name="T46"> </text:span><text:a xlink:type="simple" xlink:href="https://ru.wikipedia.org/wiki/1938_год" text:style-name="Internet_20_link" text:visited-style-name="Visited_20_Internet_20_Link"><text:span text:style-name="T46">1938 года</text:span></text:a><text:span text:style-name="T46"> и подписанное </text:span><text:a xlink:type="simple" xlink:href="https://ru.wikipedia.org/wiki/30_сентября" text:style-name="Internet_20_link" text:visited-style-name="Visited_20_Internet_20_Link"><text:span text:style-name="T46">30 сентября</text:span></text:a><text:span text:style-name="T46"> того же года премьер-министром Великобритании </text:span><text:a xlink:type="simple" xlink:href="https://ru.wikipedia.org/wiki/Чемберлен,_Невилл" text:style-name="Internet_20_link" text:visited-style-name="Visited_20_Internet_20_Link"><text:span text:style-name="T46">Невиллом Чемберленом</text:span></text:a><text:span text:style-name="T46">, премьер-министром Франции </text:span><text:a xlink:type="simple" xlink:href="https://ru.wikipedia.org/wiki/Даладье,_Эдуард" text:style-name="Internet_20_link" text:visited-style-name="Visited_20_Internet_20_Link"><text:span text:style-name="T46">Эдуардом Даладье</text:span></text:a><text:span text:style-name="T46">, рейхсканцлером Германии </text:span><text:a xlink:type="simple" xlink:href="https://ru.wikipedia.org/wiki/Гитлер,_Адольф" text:style-name="Internet_20_link" text:visited-style-name="Visited_20_Internet_20_Link"><text:span text:style-name="T46">Адольфом Гитлером</text:span></text:a><text:span text:style-name="T46"> и премьер-министром Италии </text:span><text:a xlink:type="simple" xlink:href="https://ru.wikipedia.org/wiki/Муссолини,_Бенито" text:style-name="Internet_20_link" text:visited-style-name="Visited_20_Internet_20_Link"><text:span text:style-name="T46">Бенито Муссолини</text:span></text:a><text:span text:style-name="T46">. Соглашение касалось передачи </text:span><text:a xlink:type="simple" xlink:href="https://ru.wikipedia.org/wiki/Чехословакия" text:style-name="Internet_20_link" text:visited-style-name="Visited_20_Internet_20_Link"><text:span text:style-name="T46">Чехословакией</text:span></text:a><text:span text:style-name="T46"> Германии </text:span><text:a xlink:type="simple" xlink:href="https://ru.wikipedia.org/wiki/Судетская_область" text:style-name="Internet_20_link" text:visited-style-name="Visited_20_Internet_20_Link"><text:span text:style-name="T46">Судетской области</text:span></text:a><text:span text:style-name="T46">. На следующий день между Великобританией и Германией была подписана </text:span><text:a xlink:type="simple" xlink:href="https://ru.wikipedia.org/wiki/Англо-германская_декларация_1938" text:style-name="Internet_20_link" text:visited-style-name="Visited_20_Internet_20_Link"><text:span text:style-name="T46">декларация о взаимном ненападении</text:span></text:a><text:span text:style-name="T46">; схожая декларация Германии и Франции была </text:span><text:a xlink:type="simple" xlink:href="https://ru.wikipedia.org/wiki/Франко-германская_декларация_1938" text:style-name="Internet_20_link" text:visited-style-name="Visited_20_Internet_20_Link"><text:span text:style-name="T46">подписана чуть позже</text:span></text:a><text:span text:style-name="T46">.</text:span></text:p>
      <text:p text:style-name="Text_20_body"><text:span text:style-name="T46">В 1938 году в </text:span><text:a xlink:type="simple" xlink:href="https://ru.wikipedia.org/wiki/Чехословакия" text:style-name="Internet_20_link" text:visited-style-name="Visited_20_Internet_20_Link"><text:span text:style-name="T46">Чехословакии</text:span></text:a><text:span text:style-name="T46"> проживало 14 млн человек, из них 3,5 млн </text:span><text:a xlink:type="simple" xlink:href="https://ru.wikipedia.org/wiki/Судетские_немцы" text:style-name="Internet_20_link" text:visited-style-name="Visited_20_Internet_20_Link"><text:span text:style-name="T46">этнических немцев, компактно проживающих в Судетской области</text:span></text:a><text:span text:style-name="T46"> (2,8 млн.), а также в Словакии и Закарпатской Украине (</text:span><text:a xlink:type="simple" xlink:href="https://ru.wikipedia.org/wiki/Карпатские_немцы" text:style-name="Internet_20_link" text:visited-style-name="Visited_20_Internet_20_Link"><text:span text:style-name="T46">карпатские немцы</text:span></text:a><text:span text:style-name="T46">, 700 тыс.). Промышленность Чехословакии, в том числе и военная, была одной из самых развитых в Европе. Заводы </text:span><text:a xlink:type="simple" xlink:href="https://ru.wikipedia.org/wiki/Шкода_Холдинг" text:style-name="Internet_20_link" text:visited-style-name="Visited_20_Internet_20_Link"><text:span text:style-name="T46">«Шкода»</text:span></text:a><text:span text:style-name="T46"> с момента оккупации Германией и до начала войны с </text:span><text:a xlink:type="simple" xlink:href="https://ru.wikipedia.org/wiki/Польша" text:style-name="Internet_20_link" text:visited-style-name="Visited_20_Internet_20_Link"><text:span text:style-name="T46">Польшей</text:span></text:a><text:span text:style-name="T46"> произвели почти столько же военной продукции, сколько произвела за это же время вся военная промышленность </text:span><text:a xlink:type="simple" xlink:href="https://ru.wikipedia.org/wiki/Великобритания" text:style-name="Internet_20_link" text:visited-style-name="Visited_20_Internet_20_Link"><text:span text:style-name="T46">Великобритании</text:span></text:a><text:span text:style-name="T46">.</text:span><text:bookmark text:name="cite_ref-mgimo_1-0"/><text:a xlink:type="simple" xlink:href="https://ru.wikipedia.org/wiki/Мюнхенское_соглашение#cite_note-mgimo-1" text:style-name="Internet_20_link" text:visited-style-name="Visited_20_Internet_20_Link"><text:span text:style-name="T46">[1]</text:span></text:a><text:span text:style-name="T46"> Чехословакия была одним из ведущих </text:span><text:soft-page-break/><text:span text:style-name="T46">мировых экспортёров оружия, её армия была превосходно вооружена и опиралась на мощные укрепления в Судетской области.</text:span></text:p>
      <text:p text:style-name="Text_20_body"><text:a xlink:type="simple" xlink:href="https://ru.wikipedia.org/wiki/Судетские_немцы" text:style-name="Internet_20_link" text:visited-style-name="Visited_20_Internet_20_Link"><text:span text:style-name="T46">Судетские немцы</text:span></text:a><text:span text:style-name="T46">, являвшиеся потомками средневековой Восточной колонизации</text:span><text:bookmark text:name="cite_ref-NE_2-0"/><text:a xlink:type="simple" xlink:href="https://ru.wikipedia.org/wiki/Мюнхенское_соглашение#cite_note-NE-2" text:style-name="Internet_20_link" text:visited-style-name="Visited_20_Internet_20_Link"><text:span text:style-name="T46">[2]</text:span></text:a><text:span text:style-name="T46">, составляли около 90 % населения региона. Среди них широкое распространение получило убеждение в том, что они находятся под гнётом славянского населения Чехословакии, и они требовали воссоединения с Германией. Выразителем этих настроений был глава национал-сепаратистской </text:span><text:a xlink:type="simple" xlink:href="https://ru.wikipedia.org/wiki/Судето-немецкая_партия" text:style-name="Internet_20_link" text:visited-style-name="Visited_20_Internet_20_Link"><text:span text:style-name="T46">Судетско-немецкой партии</text:span></text:a><text:span text:style-name="T46"> </text:span><text:a xlink:type="simple" xlink:href="https://ru.wikipedia.org/wiki/Генлейн,_Конрад" text:style-name="Internet_20_link" text:visited-style-name="Visited_20_Internet_20_Link"><text:span text:style-name="T46">К. Генлейн</text:span></text:a><text:span text:style-name="T46">.</text:span></text:p>
      <text:p text:style-name="Text_20_body"><text:span text:style-name="T46">Правительство приняло ряд мер по обеспечению представительства судетских немцев в Национальном собрании, местного самоуправления, образования на родном языке, однако напряженность снять не удалось. Опираясь на эти заявления, </text:span><text:a xlink:type="simple" xlink:href="https://ru.wikipedia.org/wiki/Гитлер" text:style-name="Internet_20_link" text:visited-style-name="Visited_20_Internet_20_Link"><text:span text:style-name="T46">Гитлер</text:span></text:a><text:span text:style-name="T46"> в феврале 1938 года обратился к </text:span><text:a xlink:type="simple" xlink:href="https://ru.wikipedia.org/wiki/Рейхстаг_(Веймарская_республика)" text:style-name="Internet_20_link" text:visited-style-name="Visited_20_Internet_20_Link"><text:span text:style-name="T46">рейхстагу</text:span></text:a><text:span text:style-name="T46"> с призывом «обратить внимание на ужасающие условия жизни немецких собратьев в Чехословакии».</text:span></text:p>
      <text:p text:style-name="P1">СОВЕТСКО-ГЕРМАНСКИЙ ДОГОВОР О НЕНАПАДЕНИИ 1939 г. заключен 23 августа в Москве. Подписали со стороны СССР — В. М. Молотов, со стороны Германии — И. фон Риббентроп. (Известен как «Пакт Молотова — Риббентропа».) Заключен сроком на 10 лет и вступил в силу немедленно после подписания.</text:p>
      <text:p text:style-name="P1">Стороны договорились воздерживаться от всякого насилия, агрессивного действия и всякого нападения в отношении друг друга, «как отдельно, так и совместно с др. державами». Гарантировалось, что в случае нападения какой-либо державы на одну из договаривающихся сторон другая сторона не будет поддерживать эту державу. Обе стороны обязывались не участвовать в каких-либо группировках держав, направленных прямо или косвенно против одной из договаривающихся стран.</text:p>
      <text:p text:style-name="P1">К договору прилагался Секретный дополнительный протокол 1939 г. о разграничении сфер обоюдных интересов в Восточной Европе.</text:p>
      <text:p text:style-name="P1">Юридически договор утратил силу 22 июня 1941 г.</text:p>
      <text:p text:style-name="P1"/>
      <text:p text:style-name="P1"/>
      <text:p text:style-name="P1">4. «Странная война» в Европе.</text:p>
      <text:p text:style-name="Text_20_body"><text:soft-page-break/><text:span text:style-name="T46">«Странная война», «Сидячая война» (</text:span><text:a xlink:type="simple" xlink:href="https://ru.wikipedia.org/wiki/Французский_язык" text:style-name="Internet_20_link" text:visited-style-name="Visited_20_Internet_20_Link"><text:span text:style-name="T46">фр.</text:span></text:a><text:span text:style-name="T46"> </text:span><text:span text:style-name="T49">Drôle de guerre</text:span><text:span text:style-name="T46">, </text:span><text:a xlink:type="simple" xlink:href="https://ru.wikipedia.org/wiki/Английский_язык" text:style-name="Internet_20_link" text:visited-style-name="Visited_20_Internet_20_Link"><text:span text:style-name="T46">англ.</text:span></text:a><text:span text:style-name="T46"> </text:span><text:span text:style-name="T50">Phoney War</text:span><text:span text:style-name="T46">, </text:span><text:a xlink:type="simple" xlink:href="https://ru.wikipedia.org/wiki/Немецкий_язык" text:style-name="Internet_20_link" text:visited-style-name="Visited_20_Internet_20_Link"><text:span text:style-name="T46">нем.</text:span></text:a><text:span text:style-name="T46"> </text:span><text:span text:style-name="T48">Sitzkrieg</text:span><text:span text:style-name="T46">) — период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ы</text:span></text:a><text:span text:style-name="T46"> с </text:span><text:a xlink:type="simple" xlink:href="https://ru.wikipedia.org/wiki/3_сентября" text:style-name="Internet_20_link" text:visited-style-name="Visited_20_Internet_20_Link"><text:span text:style-name="T46">3 сентября</text:span></text:a><text:span text:style-name="T46"> </text:span><text:a xlink:type="simple" xlink:href="https://ru.wikipedia.org/wiki/1939" text:style-name="Internet_20_link" text:visited-style-name="Visited_20_Internet_20_Link"><text:span text:style-name="T46">1939</text:span></text:a><text:span text:style-name="T46"> по </text:span><text:a xlink:type="simple" xlink:href="https://ru.wikipedia.org/wiki/10_мая" text:style-name="Internet_20_link" text:visited-style-name="Visited_20_Internet_20_Link"><text:span text:style-name="T46">10 мая</text:span></text:a><text:span text:style-name="T46"> </text:span><text:a xlink:type="simple" xlink:href="https://ru.wikipedia.org/wiki/1940_год" text:style-name="Internet_20_link" text:visited-style-name="Visited_20_Internet_20_Link"><text:span text:style-name="T46">1940 года</text:span></text:a><text:span text:style-name="T46"> на </text:span><text:a xlink:type="simple" xlink:href="https://ru.wikipedia.org/wiki/Западноевропейский_театр_военных_действий_Второй_мировой_войны" text:style-name="Internet_20_link" text:visited-style-name="Visited_20_Internet_20_Link"><text:span text:style-name="T46">Западном фронте</text:span></text:a><text:span text:style-name="T46">.</text:span></text:p>
      <text:p text:style-name="Text_20_body"><text:span text:style-name="T46">Впервые название Phoney War (</text:span><text:a xlink:type="simple" xlink:href="https://ru.wikipedia.org/wiki/Русский_язык" text:style-name="Internet_20_link" text:visited-style-name="Visited_20_Internet_20_Link"><text:span text:style-name="T46">рус.</text:span></text:a><text:span text:style-name="T46"> </text:span><text:span text:style-name="T51">фальшивая, ненастоящая война</text:span><text:span text:style-name="T46">) было использовано американскими журналистами в </text:span><text:a xlink:type="simple" xlink:href="https://ru.wikipedia.org/wiki/1939_год" text:style-name="Internet_20_link" text:visited-style-name="Visited_20_Internet_20_Link"><text:span text:style-name="T46">1939 году</text:span></text:a><text:bookmark text:name="cite_ref-6"/><text:a xlink:type="simple" xlink:href="https://ru.wikipedia.org/wiki/Странная_война#cite_note-6" text:style-name="Internet_20_link" text:visited-style-name="Visited_20_Internet_20_Link"><text:span text:style-name="T46">[6]</text:span></text:a><text:span text:style-name="T46">. Авторство французской версии Drôle de guerre (</text:span><text:a xlink:type="simple" xlink:href="https://ru.wikipedia.org/wiki/Русский_язык" text:style-name="Internet_20_link" text:visited-style-name="Visited_20_Internet_20_Link"><text:span text:style-name="T46">рус.</text:span></text:a><text:span text:style-name="T46"> </text:span><text:span text:style-name="T51">странная война</text:span><text:span text:style-name="T46">) принадлежит перу французского журналиста </text:span><text:a xlink:type="simple" xlink:href="https://fr.wikipedia.org/wiki/Roland_Dorgelès" text:style-name="Internet_20_link" text:visited-style-name="Visited_20_Internet_20_Link"><text:span text:style-name="T46">Ролана Доржелеса</text:span></text:a><text:span text:style-name="T46"> (фр.)</text:span><text:a xlink:type="simple" xlink:href="https://ru.wikipedia.org/w/index.php?title=Ролан_Доржелес&amp;action=edit&amp;redlink=1" text:style-name="Internet_20_link" text:visited-style-name="Visited_20_Internet_20_Link"><text:span text:style-name="T46">русск.</text:span></text:a><text:bookmark text:name="cite_ref-7"/><text:a xlink:type="simple" xlink:href="https://ru.wikipedia.org/wiki/Странная_война#cite_note-7" text:style-name="Internet_20_link" text:visited-style-name="Visited_20_Internet_20_Link"><text:span text:style-name="T46">[7]</text:span></text:a><text:span text:style-name="T46">. Таким образом был подчёркнут характер боевых действий между враждующими сторонами — почти полное их отсутствие, за исключением боевых действий на море. Враждующие стороны вели только бои локального значения на франко-немецкой границе, в основном находясь под защитой оборонительных линий </text:span><text:a xlink:type="simple" xlink:href="https://ru.wikipedia.org/wiki/Линия_Мажино" text:style-name="Internet_20_link" text:visited-style-name="Visited_20_Internet_20_Link"><text:span text:style-name="T46">Мажино</text:span></text:a><text:span text:style-name="T46"> и </text:span><text:a xlink:type="simple" xlink:href="https://ru.wikipedia.org/wiki/Линия_Зигфрида" text:style-name="Internet_20_link" text:visited-style-name="Visited_20_Internet_20_Link"><text:span text:style-name="T46">Зигфрида</text:span></text:a><text:span text:style-name="T46">.</text:span></text:p>
      <text:p text:style-name="Text_20_body"><text:span text:style-name="T46">Период «Странной войны» в полной мере был использован немецким командованием в качестве стратегической паузы: Германии удалось успешно провести </text:span><text:a xlink:type="simple" xlink:href="https://ru.wikipedia.org/wiki/Польская_кампания_вермахта_(1939)" text:style-name="Internet_20_link" text:visited-style-name="Visited_20_Internet_20_Link"><text:span text:style-name="T46">Польскую кампанию</text:span></text:a><text:span text:style-name="T46">, </text:span><text:a xlink:type="simple" xlink:href="https://ru.wikipedia.org/wiki/Датско-Норвежская_операция" text:style-name="Internet_20_link" text:visited-style-name="Visited_20_Internet_20_Link"><text:span text:style-name="T46">захватить Данию и Норвегию</text:span></text:a><text:span text:style-name="T46">, а также подготовиться к </text:span><text:a xlink:type="simple" xlink:href="https://ru.wikipedia.org/wiki/План_«Гельб»" text:style-name="Internet_20_link" text:visited-style-name="Visited_20_Internet_20_Link"><text:span text:style-name="T46">вторжению во Францию</text:span></text:a><text:span text:style-name="T46">.</text:span></text:p>
      <text:p text:style-name="P1"/>
      <text:p text:style-name="P1">5. Основные события первого периода Второй мировой войны (1 сентября 1939 г. — 21 июня 1941 г.).</text:p>
      <text:p text:style-name="Text_20_body"><text:span text:style-name="T46"> </text:span><text:a xlink:type="simple" xlink:href="https://ru.wikipedia.org/wiki/Польская_кампания_вермахта_(1939)" text:style-name="Internet_20_link" text:visited-style-name="Visited_20_Internet_20_Link"><text:span text:style-name="T46">Польская кампания вермахта (1939)</text:span></text:a><text:span text:style-name="T46">, </text:span><text:a xlink:type="simple" xlink:href="https://ru.wikipedia.org/wiki/Польский_поход_РККА" text:style-name="Internet_20_link" text:visited-style-name="Visited_20_Internet_20_Link"><text:span text:style-name="T46">Польский поход РККА</text:span></text:a></text:p>
      <text:p text:style-name="Text_20_body"><text:span text:style-name="T46"> </text:span><text:a xlink:type="simple" xlink:href="https://ru.wikipedia.org/wiki/Битва_за_Атлантику_(1939—1945)" text:style-name="Internet_20_link" text:visited-style-name="Visited_20_Internet_20_Link"><text:span text:style-name="T46">Битва за Атлантику (1939—1945)</text:span></text:a></text:p>
      <text:p text:style-name="Text_20_body"><text:a xlink:type="simple" xlink:href="https://ru.wikipedia.org/wiki/Советско-финская_война_(1939—1940)" text:style-name="Internet_20_link" text:visited-style-name="Visited_20_Internet_20_Link"><text:span text:style-name="T46">Советско-финская война (1939—1940)</text:span></text:a></text:p>
      <text:p text:style-name="P1"/>
      <text:p text:style-name="P1">6. Причины неудач Красной Армии на начальном этапе войны.</text:p>
      <text:p text:style-name="P1">7. Политика немецких властей на оккупированной территории.</text:p>
      <text:p text:style-name="P1">8. Повседневная жизнь населения в условиях немецкой оккупации.</text:p>
      <text:p text:style-name="P1">9. Коллаборационизм в годы Второй мировой войны на территории СССР.</text:p>
      <text:p text:style-name="Text_20_body"><text:span text:style-name="T46">Коллаборационизм во Второй мировой войне — военное, политическое и экономическое сотрудничество граждан государств </text:span><text:a xlink:type="simple" xlink:href="https://ru.wikipedia.org/wiki/Антигитлеровская_коалиция" text:style-name="Internet_20_link" text:visited-style-name="Visited_20_Internet_20_Link"><text:span text:style-name="T46">Антигитлеровской коалиции</text:span></text:a><text:span text:style-name="T46"> или представителей основных этнических групп данных государств с </text:span><text:a xlink:type="simple" xlink:href="https://ru.wikipedia.org/wiki/Третий_рейх" text:style-name="Internet_20_link" text:visited-style-name="Visited_20_Internet_20_Link"><text:span text:style-name="T46">нацистской Германией</text:span></text:a><text:span text:style-name="T46">, </text:span><text:a xlink:type="simple" xlink:href="https://ru.wikipedia.org/wiki/Япония" text:style-name="Internet_20_link" text:visited-style-name="Visited_20_Internet_20_Link"><text:span text:style-name="T46">Японией</text:span></text:a><text:span text:style-name="T46"> и </text:span><text:a xlink:type="simple" xlink:href="https://ru.wikipedia.org/wiki/Италия" text:style-name="Internet_20_link" text:visited-style-name="Visited_20_Internet_20_Link"><text:span text:style-name="T46">Италией</text:span></text:a><text:span text:style-name="T46"> в ходе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ы</text:span></text:a><text:span text:style-name="T46">.</text:span></text:p>
      <text:p text:style-name="Text_20_body"><text:soft-page-break/><text:span text:style-name="T46">Первоначально означал сотрудничество граждан </text:span><text:a xlink:type="simple" xlink:href="https://ru.wikipedia.org/wiki/Франция" text:style-name="Internet_20_link" text:visited-style-name="Visited_20_Internet_20_Link"><text:span text:style-name="T46">Франции</text:span></text:a><text:span text:style-name="T46"> (к которому призвал нацию глава </text:span><text:a xlink:type="simple" xlink:href="https://ru.wikipedia.org/wiki/Режим_Виши" text:style-name="Internet_20_link" text:visited-style-name="Visited_20_Internet_20_Link"><text:span text:style-name="T46">режима Виши</text:span></text:a><text:span text:style-name="T46"> маршал </text:span><text:a xlink:type="simple" xlink:href="https://ru.wikipedia.org/wiki/Петен,_Анри_Филипп" text:style-name="Internet_20_link" text:visited-style-name="Visited_20_Internet_20_Link"><text:span text:style-name="T46">Петен</text:span></text:a><text:span text:style-name="T46"> в 1940) с немецкими властями в период оккупации Франции в ходе Второй мировой войны</text:span><text:bookmark text:name="cite_ref-11"/><text:a xlink:type="simple" xlink:href="https://ru.wikipedia.org/wiki/Коллаборационизм_во_Второй_мировой_войне#cite_note-1" text:style-name="Internet_20_link" text:visited-style-name="Visited_20_Internet_20_Link"><text:span text:style-name="T46">[1]</text:span></text:a><text:span text:style-name="T46">. Затем стал применяться и к другим европейским правительствам, действовавшим под германской оккупацией (правительство </text:span><text:a xlink:type="simple" xlink:href="https://ru.wikipedia.org/wiki/Квислинг,_Видкун_Абрахам_Лауриц_Йонссён" text:style-name="Internet_20_link" text:visited-style-name="Visited_20_Internet_20_Link"><text:span text:style-name="T46">Квислинга</text:span></text:a><text:span text:style-name="T46"> в </text:span><text:a xlink:type="simple" xlink:href="https://ru.wikipedia.org/wiki/Норвегия" text:style-name="Internet_20_link" text:visited-style-name="Visited_20_Internet_20_Link"><text:span text:style-name="T46">Норвегии</text:span></text:a><text:span text:style-name="T46">, режимы вроде </text:span><text:a xlink:type="simple" xlink:href="https://ru.wikipedia.org/wiki/Локотская_республика" text:style-name="Internet_20_link" text:visited-style-name="Visited_20_Internet_20_Link"><text:span text:style-name="T46">Локотской республики</text:span></text:a><text:span text:style-name="T46"> на оккупированной территории </text:span><text:a xlink:type="simple" xlink:href="https://ru.wikipedia.org/wiki/СССР" text:style-name="Internet_20_link" text:visited-style-name="Visited_20_Internet_20_Link"><text:span text:style-name="T46">СССР</text:span></text:a><text:span text:style-name="T46"> и др.) либо военным организациям граждан оккупированных стран под контролем гитлеровского блока (</text:span><text:a xlink:type="simple" xlink:href="https://ru.wikipedia.org/wiki/Русская_освободительная_армия" text:style-name="Internet_20_link" text:visited-style-name="Visited_20_Internet_20_Link"><text:span text:style-name="T46">Русская освободительная армия</text:span></text:a><text:span text:style-name="T46"> </text:span><text:a xlink:type="simple" xlink:href="https://ru.wikipedia.org/wiki/Власов,_Андрей_Андреевич" text:style-name="Internet_20_link" text:visited-style-name="Visited_20_Internet_20_Link"><text:span text:style-name="T46">Власова</text:span></text:a><text:span text:style-name="T46">, национальные дивизии СС почти во всей Европе и др.).</text:span></text:p>
      <text:p text:style-name="Text_20_body"><text:a xlink:type="simple" xlink:href="https://ru.wikipedia.org/wiki/Вермахт" text:style-name="Internet_20_link" text:visited-style-name="Visited_20_Internet_20_Link"><text:span text:style-name="T46">Вермахт</text:span></text:a><text:span text:style-name="T46"> и </text:span><text:a xlink:type="simple" xlink:href="https://ru.wikipedia.org/wiki/Войска_СС" text:style-name="Internet_20_link" text:visited-style-name="Visited_20_Internet_20_Link"><text:span text:style-name="T46">войска СС</text:span></text:a><text:span text:style-name="T46"> пополнили свыше 1,8 миллиона человек из числа граждан других государств и национальностей. Из них в годы войны было сформировано 59 дивизий, 23 бригады, несколько отдельных полков, легионов и батальонов</text:span><text:bookmark text:name="cite_ref-2"/><text:a xlink:type="simple" xlink:href="https://ru.wikipedia.org/wiki/Коллаборационизм_во_Второй_мировой_войне#cite_note-2" text:style-name="Internet_20_link" text:visited-style-name="Visited_20_Internet_20_Link"><text:span text:style-name="T46">[2]</text:span></text:a><text:span text:style-name="T46">.</text:span></text:p>
      <text:p text:style-name="P1"/>
      <text:p text:style-name="P1">9. Сталинградская битва.</text:p>
      <text:p text:style-name="Text_20_body"><text:span text:style-name="T46">Сталингра́дская би́тва — сражение </text:span><text:a xlink:type="simple" xlink:href="https://ru.wikipedia.org/wiki/Вторая_мировая_война" text:style-name="Internet_20_link" text:visited-style-name="Visited_20_Internet_20_Link"><text:span text:style-name="T46">Второй мировой</text:span></text:a><text:span text:style-name="T46"> войны, важный эпизод </text:span><text:a xlink:type="simple" xlink:href="https://ru.wikipedia.org/wiki/Великая_Отечественная_война" text:style-name="Internet_20_link" text:visited-style-name="Visited_20_Internet_20_Link"><text:span text:style-name="T46">Великой Отечественной войны</text:span></text:a><text:span text:style-name="T46">между </text:span><text:a xlink:type="simple" xlink:href="https://ru.wikipedia.org/wiki/Рабоче-крестьянская_Красная_армия" text:style-name="Internet_20_link" text:visited-style-name="Visited_20_Internet_20_Link"><text:span text:style-name="T46">Красной армией</text:span></text:a><text:span text:style-name="T46">, </text:span><text:a xlink:type="simple" xlink:href="https://ru.wikipedia.org/wiki/Вермахт" text:style-name="Internet_20_link" text:visited-style-name="Visited_20_Internet_20_Link"><text:span text:style-name="T46">Вермахтом</text:span></text:a><text:span text:style-name="T46"> и </text:span><text:a xlink:type="simple" xlink:href="https://ru.wikipedia.org/wiki/Страны_«оси»_и_их_союзники" text:style-name="Internet_20_link" text:visited-style-name="Visited_20_Internet_20_Link"><text:span text:style-name="T46">армией стран «оси»</text:span></text:a><text:span text:style-name="T46">. Происходила на территории современных </text:span><text:a xlink:type="simple" xlink:href="https://ru.wikipedia.org/wiki/Воронежская_область" text:style-name="Internet_20_link" text:visited-style-name="Visited_20_Internet_20_Link"><text:span text:style-name="T46">Воронежской</text:span></text:a><text:span text:style-name="T46">, </text:span><text:a xlink:type="simple" xlink:href="https://ru.wikipedia.org/wiki/Ростовская_область" text:style-name="Internet_20_link" text:visited-style-name="Visited_20_Internet_20_Link"><text:span text:style-name="T46">Ростовской</text:span></text:a><text:span text:style-name="T46">, </text:span><text:a xlink:type="simple" xlink:href="https://ru.wikipedia.org/wiki/Волгоградская_область" text:style-name="Internet_20_link" text:visited-style-name="Visited_20_Internet_20_Link"><text:span text:style-name="T46">Волгоградской</text:span></text:a><text:span text:style-name="T46"> областей и Республики </text:span><text:a xlink:type="simple" xlink:href="https://ru.wikipedia.org/wiki/Калмыкия" text:style-name="Internet_20_link" text:visited-style-name="Visited_20_Internet_20_Link"><text:span text:style-name="T46">Калмыкия</text:span></text:a><text:span text:style-name="T46"> с 17 июля 1942 по 2 февраля 1943 года. </text:span></text:p>
      <text:p text:style-name="P1">10. Курская битва.</text:p>
      <text:p text:style-name="Text_20_body"><text:span text:style-name="T46">Ку́рская би́тва (</text:span><text:a xlink:type="simple" xlink:href="https://ru.wikipedia.org/w/index.php?title=Хроника_Великой_Отечественной_войны/Июль_1943_года&amp;action=edit&amp;redlink=1" text:style-name="Internet_20_link" text:visited-style-name="Visited_20_Internet_20_Link"><text:span text:style-name="T46">5 июля</text:span></text:a><text:span text:style-name="T46"> — </text:span><text:a xlink:type="simple" xlink:href="https://ru.wikipedia.org/wiki/Хроника_Великой_Отечественной_войны/Август_1943_года#23_августа_1943_года._793-й_день_войны" text:style-name="Internet_20_link" text:visited-style-name="Visited_20_Internet_20_Link"><text:span text:style-name="T46">23 августа</text:span></text:a><text:span text:style-name="T46"> </text:span><text:a xlink:type="simple" xlink:href="https://ru.wikipedia.org/wiki/1943_год" text:style-name="Internet_20_link" text:visited-style-name="Visited_20_Internet_20_Link"><text:span text:style-name="T46">1943 года</text:span></text:a></text:p>
      <text:p text:style-name="P1">11. «Рельсовая война».</text:p>
      <text:p text:style-name="Text_20_body"><text:span text:style-name="T46">Операция «Рельсовая война» — кодовое наименование операции советских </text:span><text:a xlink:type="simple" xlink:href="https://ru.wikipedia.org/wiki/Партизан" text:style-name="Internet_20_link" text:visited-style-name="Visited_20_Internet_20_Link"><text:span text:style-name="T46">партизан</text:span></text:a><text:span text:style-name="T46">, проводившейся с </text:span><text:a xlink:type="simple" xlink:href="https://ru.wikipedia.org/wiki/3_августа" text:style-name="Internet_20_link" text:visited-style-name="Visited_20_Internet_20_Link"><text:span text:style-name="T46">3 августа</text:span></text:a><text:span text:style-name="T46">по </text:span><text:a xlink:type="simple" xlink:href="https://ru.wikipedia.org/wiki/15_сентября" text:style-name="Internet_20_link" text:visited-style-name="Visited_20_Internet_20_Link"><text:span text:style-name="T46">15 сентября</text:span></text:a><text:span text:style-name="T46"> </text:span><text:a xlink:type="simple" xlink:href="https://ru.wikipedia.org/wiki/1943" text:style-name="Internet_20_link" text:visited-style-name="Visited_20_Internet_20_Link"><text:span text:style-name="T46">1943</text:span></text:a><text:span text:style-name="T46"> года на оккупированной территории </text:span><text:a xlink:type="simple" xlink:href="https://ru.wikipedia.org/wiki/РСФСР" text:style-name="Internet_20_link" text:visited-style-name="Visited_20_Internet_20_Link"><text:span text:style-name="T46">РСФСР</text:span></text:a><text:span text:style-name="T46">, </text:span><text:a xlink:type="simple" xlink:href="https://ru.wikipedia.org/wiki/БССР" text:style-name="Internet_20_link" text:visited-style-name="Visited_20_Internet_20_Link"><text:span text:style-name="T46">БССР</text:span></text:a><text:span text:style-name="T46"> и части </text:span><text:a xlink:type="simple" xlink:href="https://ru.wikipedia.org/wiki/УССР" text:style-name="Internet_20_link" text:visited-style-name="Visited_20_Internet_20_Link"><text:span text:style-name="T46">УССР</text:span></text:a><text:span text:style-name="T46"> в рамках </text:span><text:a xlink:type="simple" xlink:href="https://ru.wikipedia.org/wiki/Рельсовая_война" text:style-name="Internet_20_link" text:visited-style-name="Visited_20_Internet_20_Link"><text:span text:style-name="T46">рельсовой войны</text:span></text:a><text:span text:style-name="T46">.</text:span></text:p>
      <text:p text:style-name="Text_20_body"><text:span text:style-name="T46">Цель операции: Оказать помощь </text:span><text:a xlink:type="simple" xlink:href="https://ru.wikipedia.org/wiki/Советская_армия" text:style-name="Internet_20_link" text:visited-style-name="Visited_20_Internet_20_Link"><text:span text:style-name="T46">Советской Армии</text:span></text:a><text:span text:style-name="T46"> в завершении разгрома немецких войск в </text:span><text:a xlink:type="simple" xlink:href="https://ru.wikipedia.org/wiki/Курская_битва" text:style-name="Internet_20_link" text:visited-style-name="Visited_20_Internet_20_Link"><text:span text:style-name="T46">Курской битве 1943 года</text:span></text:a><text:span text:style-name="T46"> и развитии общего наступления, через затруднение доставки грузов для укрепления обороны немцев и отвлечение сил немцев для охраны железнодорожных путей.</text:span></text:p>
      <text:p text:style-name="Text_20_body"><text:span text:style-name="T46">Ход операции: За первую ночь операции было взорвано 42 тысячи рельсов. Действия, в которых участвовало около 100 тысяч партизан, развернулись в тыловых районах групп армий «</text:span><text:a xlink:type="simple" xlink:href="https://ru.wikipedia.org/wiki/Группа_армий_«Центр»" text:style-name="Internet_20_link" text:visited-style-name="Visited_20_Internet_20_Link"><text:span text:style-name="T46">Центр</text:span></text:a><text:span text:style-name="T46">» и «</text:span><text:a xlink:type="simple" xlink:href="https://ru.wikipedia.org/wiki/Группа_армий_«Север»" text:style-name="Internet_20_link" text:visited-style-name="Visited_20_Internet_20_Link"><text:span text:style-name="T46">Север</text:span></text:a><text:span text:style-name="T46">» (протяжённость по фронту </text:span><text:soft-page-break/><text:span text:style-name="T46">около 1000 километров, в глубину 750 километров). Одновременно вели активные боевые действия украинские партизаны в тылу </text:span><text:a xlink:type="simple" xlink:href="https://ru.wikipedia.org/wiki/Группа_армий_«Юг»" text:style-name="Internet_20_link" text:visited-style-name="Visited_20_Internet_20_Link"><text:span text:style-name="T46">группы армий «Юг»</text:span></text:a><text:span text:style-name="T46">. Немецкое командование в течение некоторого времени не могло организовать противодействия партизанам.</text:span></text:p>
      <text:p text:style-name="P1">12. Боевые действия в Африке, Средиземноморье, на Тихом океане в 1941–1944 гг.</text:p>
      <text:p text:style-name="Text_20_body"><text:span text:style-name="T46">Се́веро-Африка́нская кампа́ния, или Война в Северной Африке (</text:span><text:a xlink:type="simple" xlink:href="https://ru.wikipedia.org/wiki/10_июня" text:style-name="Internet_20_link" text:visited-style-name="Visited_20_Internet_20_Link"><text:span text:style-name="T46">10 июня</text:span></text:a><text:span text:style-name="T46"> </text:span><text:a xlink:type="simple" xlink:href="https://ru.wikipedia.org/wiki/1940_год" text:style-name="Internet_20_link" text:visited-style-name="Visited_20_Internet_20_Link"><text:span text:style-name="T46">1940 года</text:span></text:a><text:span text:style-name="T46"> — </text:span><text:a xlink:type="simple" xlink:href="https://ru.wikipedia.org/wiki/13_мая" text:style-name="Internet_20_link" text:visited-style-name="Visited_20_Internet_20_Link"><text:span text:style-name="T46">13 мая</text:span></text:a><text:span text:style-name="T46"> </text:span><text:a xlink:type="simple" xlink:href="https://ru.wikipedia.org/wiki/1943_год" text:style-name="Internet_20_link" text:visited-style-name="Visited_20_Internet_20_Link"><text:span text:style-name="T46">1943 года</text:span></text:a><text:span text:style-name="T46">) — военные действия между англо-американскими и итало-немецкими войсками в </text:span><text:a xlink:type="simple" xlink:href="https://ru.wikipedia.org/wiki/Северная_Африка" text:style-name="Internet_20_link" text:visited-style-name="Visited_20_Internet_20_Link"><text:span text:style-name="T46">Северной Африке</text:span></text:a><text:span text:style-name="T46"> — на территории </text:span><text:a xlink:type="simple" xlink:href="https://ru.wikipedia.org/wiki/Египет" text:style-name="Internet_20_link" text:visited-style-name="Visited_20_Internet_20_Link"><text:span text:style-name="T46">Египта</text:span></text:a><text:span text:style-name="T46"> и </text:span><text:a xlink:type="simple" xlink:href="https://ru.wikipedia.org/wiki/Магриб" text:style-name="Internet_20_link" text:visited-style-name="Visited_20_Internet_20_Link"><text:span text:style-name="T46">Магриба</text:span></text:a><text:span text:style-name="T46"> во время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ы</text:span></text:a><text:span text:style-name="T46">.</text:span></text:p>
      <text:p text:style-name="Text_20_body"><text:span text:style-name="T46">Боевые действия в </text:span><text:a xlink:type="simple" xlink:href="https://ru.wikipedia.org/wiki/Африка_южнее_Сахары" text:style-name="Internet_20_link" text:visited-style-name="Visited_20_Internet_20_Link"><text:span text:style-name="T46">Африке южнее Сахары</text:span></text:a><text:span text:style-name="T46"> — в </text:span><text:a xlink:type="simple" xlink:href="https://ru.wikipedia.org/wiki/Восточная_Африка" text:style-name="Internet_20_link" text:visited-style-name="Visited_20_Internet_20_Link"><text:span text:style-name="T46">Восточной</text:span></text:a><text:span text:style-name="T46">, </text:span><text:a xlink:type="simple" xlink:href="https://ru.wikipedia.org/wiki/Западная_Африка" text:style-name="Internet_20_link" text:visited-style-name="Visited_20_Internet_20_Link"><text:span text:style-name="T46">Западной</text:span></text:a><text:span text:style-name="T46"> и </text:span><text:a xlink:type="simple" xlink:href="https://ru.wikipedia.org/wiki/Центральная_Африка" text:style-name="Internet_20_link" text:visited-style-name="Visited_20_Internet_20_Link"><text:span text:style-name="T46">Центральной Африке</text:span></text:a><text:span text:style-name="T46"> рассматриваются отдельно в статье «</text:span><text:a xlink:type="simple" xlink:href="https://ru.wikipedia.org/wiki/Африканский_театр_военных_действий_Второй_мировой_войны" text:style-name="Internet_20_link" text:visited-style-name="Visited_20_Internet_20_Link"><text:span text:style-name="T46">Африканский театр военных действий</text:span></text:a><text:span text:style-name="T46">». На территории Тропической Африки боевые действия велись отдельно от Североафриканской кампании — войсками союзников против итальянских войск (Эфиопия, Джибути, Эритрея и Сомали), и против французских войск правительства Виши (Габон, Сенегал, Чад, Мадагаскар, Реюньон)</text:span></text:p>
      <text:p text:style-name="Text_20_body"><text:span text:style-name="T46">В сентябре </text:span><text:a xlink:type="simple" xlink:href="https://ru.wikipedia.org/wiki/1940_год" text:style-name="Internet_20_link" text:visited-style-name="Visited_20_Internet_20_Link"><text:span text:style-name="T46">1940 года</text:span></text:a><text:span text:style-name="T46"> — октябре </text:span><text:a xlink:type="simple" xlink:href="https://ru.wikipedia.org/wiki/1942_год" text:style-name="Internet_20_link" text:visited-style-name="Visited_20_Internet_20_Link"><text:span text:style-name="T46">1942 года</text:span></text:a><text:span text:style-name="T46"> в Северной Африке бои шли с переменным успехом. </text:span><text:a xlink:type="simple" xlink:href="https://ru.wikipedia.org/wiki/23_октября" text:style-name="Internet_20_link" text:visited-style-name="Visited_20_Internet_20_Link"><text:span text:style-name="T46">23 октября</text:span></text:a><text:span text:style-name="T46"> </text:span><text:a xlink:type="simple" xlink:href="https://ru.wikipedia.org/wiki/1942_год" text:style-name="Internet_20_link" text:visited-style-name="Visited_20_Internet_20_Link"><text:span text:style-name="T46">1942 года</text:span></text:a><text:span text:style-name="T46"> 8-я британская армия генерала </text:span><text:a xlink:type="simple" xlink:href="https://ru.wikipedia.org/wiki/Монтгомери,_Бернард_Лоу" text:style-name="Internet_20_link" text:visited-style-name="Visited_20_Internet_20_Link"><text:span text:style-name="T46">Монтгомери</text:span></text:a><text:span text:style-name="T46"> перешла в наступление, прорвала фронт итало-немецких войск под </text:span><text:a xlink:type="simple" xlink:href="https://ru.wikipedia.org/wiki/Эль-Аламейн" text:style-name="Internet_20_link" text:visited-style-name="Visited_20_Internet_20_Link"><text:span text:style-name="T46">Эль-Аламейном</text:span></text:a><text:span text:style-name="T46">. Одновременно в </text:span><text:a xlink:type="simple" xlink:href="https://ru.wikipedia.org/wiki/Касабланка_(Марокко)" text:style-name="Internet_20_link" text:visited-style-name="Visited_20_Internet_20_Link"><text:span text:style-name="T46">Касабланке</text:span></text:a><text:span text:style-name="T46"> (</text:span><text:a xlink:type="simple" xlink:href="https://ru.wikipedia.org/wiki/Французское_Марокко" text:style-name="Internet_20_link" text:visited-style-name="Visited_20_Internet_20_Link"><text:span text:style-name="T46">Марокко</text:span></text:a><text:span text:style-name="T46">) и </text:span><text:a xlink:type="simple" xlink:href="https://ru.wikipedia.org/wiki/Алжир_(город)" text:style-name="Internet_20_link" text:visited-style-name="Visited_20_Internet_20_Link"><text:span text:style-name="T46">Алжире</text:span></text:a><text:span text:style-name="T46"> (</text:span><text:a xlink:type="simple" xlink:href="https://ru.wikipedia.org/wiki/Алжир" text:style-name="Internet_20_link" text:visited-style-name="Visited_20_Internet_20_Link"><text:span text:style-name="T46">Алжир</text:span></text:a><text:span text:style-name="T46">) высадились американские войска под командованием генерала </text:span><text:a xlink:type="simple" xlink:href="https://ru.wikipedia.org/wiki/Эйзенхауэр,_Дуайт_Дэвид" text:style-name="Internet_20_link" text:visited-style-name="Visited_20_Internet_20_Link"><text:span text:style-name="T46">Эйзенхауэра</text:span></text:a><text:span text:style-name="T46">. Итало-немецкие войска были отброшены в </text:span><text:a xlink:type="simple" xlink:href="https://ru.wikipedia.org/wiki/Тунис" text:style-name="Internet_20_link" text:visited-style-name="Visited_20_Internet_20_Link"><text:span text:style-name="T46">Тунис</text:span></text:a><text:span text:style-name="T46"> и капитулировали на полуострове Бон </text:span><text:a xlink:type="simple" xlink:href="https://ru.wikipedia.org/wiki/13_мая" text:style-name="Internet_20_link" text:visited-style-name="Visited_20_Internet_20_Link"><text:span text:style-name="T46">13 мая</text:span></text:a><text:span text:style-name="T46"> </text:span><text:a xlink:type="simple" xlink:href="https://ru.wikipedia.org/wiki/1943_год" text:style-name="Internet_20_link" text:visited-style-name="Visited_20_Internet_20_Link"><text:span text:style-name="T46">1943 года</text:span></text:a><text:span text:style-name="T46">.</text:span></text:p>
      <text:p text:style-name="Text_20_body"><text:span text:style-name="T46">Средиземноморский театр военных действий Второй мировой войны (</text:span><text:a xlink:type="simple" xlink:href="https://ru.wikipedia.org/wiki/1940" text:style-name="Internet_20_link" text:visited-style-name="Visited_20_Internet_20_Link"><text:span text:style-name="T46">1940</text:span></text:a><text:span text:style-name="T46">—</text:span><text:a xlink:type="simple" xlink:href="https://ru.wikipedia.org/wiki/1945" text:style-name="Internet_20_link" text:visited-style-name="Visited_20_Internet_20_Link"><text:span text:style-name="T46">1945</text:span></text:a><text:span text:style-name="T46">) — боевые действия, происходившие во время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ы</text:span></text:a><text:span text:style-name="T46"> в </text:span><text:a xlink:type="simple" xlink:href="https://ru.wikipedia.org/wiki/Средиземное_море" text:style-name="Internet_20_link" text:visited-style-name="Visited_20_Internet_20_Link"><text:span text:style-name="T46">Средиземном море</text:span></text:a><text:span text:style-name="T46">, на </text:span><text:a xlink:type="simple" xlink:href="https://ru.wikipedia.org/wiki/Балканы" text:style-name="Internet_20_link" text:visited-style-name="Visited_20_Internet_20_Link"><text:span text:style-name="T46">Балканах</text:span></text:a><text:span text:style-name="T46"> на </text:span><text:a xlink:type="simple" xlink:href="https://ru.wikipedia.org/wiki/Ближний_Восток" text:style-name="Internet_20_link" text:visited-style-name="Visited_20_Internet_20_Link"><text:span text:style-name="T46">Ближнем Востоке</text:span></text:a><text:span text:style-name="T46">, </text:span><text:a xlink:type="simple" xlink:href="https://ru.wikipedia.org/wiki/Северная_Африка" text:style-name="Internet_20_link" text:visited-style-name="Visited_20_Internet_20_Link"><text:span text:style-name="T46">Северной Африке</text:span></text:a><text:span text:style-name="T46">, </text:span><text:a xlink:type="simple" xlink:href="https://ru.wikipedia.org/wiki/Италия" text:style-name="Internet_20_link" text:visited-style-name="Visited_20_Internet_20_Link"><text:span text:style-name="T46">Италии</text:span></text:a><text:span text:style-name="T46">, и </text:span><text:a xlink:type="simple" xlink:href="https://ru.wikipedia.org/wiki/Южно-Французская_операция" text:style-name="Internet_20_link" text:visited-style-name="Visited_20_Internet_20_Link"><text:span text:style-name="T46">Южной Франции</text:span></text:a><text:span text:style-name="T46">.</text:span></text:p>
      <text:p text:style-name="Text_20_body"><text:a xlink:type="simple" xlink:href="https://ru.wikipedia.org/wiki/Средиземноморский_театр_военных_действий_Второй_мировой_войны#Вторжение_в_Египет._Первое_вторжение_в_Грецию_(июнь_1940_—_март_1941)" text:style-name="Internet_20_link" text:visited-style-name="Visited_20_Internet_20_Link"><text:span text:style-name="T46"><text:line-break/>Вторжение в Египет. Первое вторжение в Грецию (июнь 1940 — март 1941)</text:span></text:a></text:p>
      <text:list xml:id="list6042321813145122984" text:style-name="L2">
        <text:list-item>
          <text:p><text:a xlink:type="simple" xlink:href="https://ru.wikipedia.org/wiki/Средиземноморский_театр_военных_действий_Второй_мировой_войны#Захват_Греции_и_Югославии._Сражения_в_Северной_Африке_и_на_Ближнем_Востоке_(март_1941_—_ноябрь_1941)" text:style-name="Internet_20_link" text:visited-style-name="Visited_20_Internet_20_Link"><text:span text:style-name="T46">2Захват Греции и Югославии. Сражения в Северной Африке и на Ближнем Востоке (март 1941 — ноябрь 1941)</text:span></text:a></text:p>
        </text:list-item>
        <text:list-item>
          <text:p><text:a xlink:type="simple" xlink:href="https://ru.wikipedia.org/wiki/Средиземноморский_театр_военных_действий_Второй_мировой_войны#Победа_союзников_в_Северной_Африке_(ноябрь_1941_—_май_1943)" text:style-name="Internet_20_link" text:visited-style-name="Visited_20_Internet_20_Link"><text:span text:style-name="T46">3Победа союзников в Северной Африке (ноябрь 1941 — май 1943)</text:span></text:a></text:p>
        </text:list-item>
        <text:list-item>
          <text:p><text:a xlink:type="simple" xlink:href="https://ru.wikipedia.org/wiki/Средиземноморский_театр_военных_действий_Второй_мировой_войны#Итальянская_кампания_(май_1943_—_май_1945)" text:style-name="Internet_20_link" text:visited-style-name="Visited_20_Internet_20_Link"><text:span text:style-name="T46">4Итальянская кампания (май 1943 — май 1945)</text:span></text:a></text:p>
        </text:list-item>
        <text:list-item>
          <text:p><text:soft-page-break/></text:p>
        </text:list-item>
      </text:list>
      <text:p text:style-name="Text_20_body"><text:span text:style-name="T46">Тихоокеанский театр военных действий Второй мировой войны (</text:span><text:a xlink:type="simple" xlink:href="https://ru.wikipedia.org/wiki/Английский_язык" text:style-name="Internet_20_link" text:visited-style-name="Visited_20_Internet_20_Link"><text:span text:style-name="T46">англ.</text:span></text:a><text:span text:style-name="T46"> </text:span><text:span text:style-name="T50">Pacific War</text:span><text:span text:style-name="T46">: Тихоокеанская война) (1941—1945) — боевые действия, проходившие во время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ы</text:span></text:a><text:span text:style-name="T46"> на </text:span><text:a xlink:type="simple" xlink:href="https://ru.wikipedia.org/wiki/Дальний_Восток" text:style-name="Internet_20_link" text:visited-style-name="Visited_20_Internet_20_Link"><text:span text:style-name="T46">Дальнем Востоке</text:span></text:a><text:span text:style-name="T46">, </text:span><text:a xlink:type="simple" xlink:href="https://ru.wikipedia.org/wiki/Юго-Восточная_Азия" text:style-name="Internet_20_link" text:visited-style-name="Visited_20_Internet_20_Link"><text:span text:style-name="T46">Юго-Восточной Азии</text:span></text:a><text:span text:style-name="T46"> и на </text:span><text:a xlink:type="simple" xlink:href="https://ru.wikipedia.org/wiki/Тихий_океан" text:style-name="Internet_20_link" text:visited-style-name="Visited_20_Internet_20_Link"><text:span text:style-name="T46">Тихом океане</text:span></text:a><text:span text:style-name="T46">. Локальные боевые действия в этом регионе велись с 1931 года.</text:span></text:p>
      <text:p text:style-name="Text_20_body"><text:a xlink:type="simple" xlink:href="https://ru.wikipedia.org/wiki/Тихоокеанский_театр_военных_действий_Второй_мировой_войны#Японская_экспансия_в_Китае_(1931—1939)" text:style-name="Internet_20_link" text:visited-style-name="Visited_20_Internet_20_Link"><text:span text:style-name="T46"><text:line-break/>Японская экспансия в Китае (1931—1939)</text:span></text:a></text:p>
      <text:list xml:id="list2372369633868478851" text:style-name="L1">
        <text:list-item>
          <text:p><text:a xlink:type="simple" xlink:href="https://ru.wikipedia.org/wiki/Тихоокеанский_театр_военных_действий_Второй_мировой_войны#Японская_экспансия_в_Индокитае_(1940—1941)" text:style-name="Internet_20_link" text:visited-style-name="Visited_20_Internet_20_Link"><text:span text:style-name="T46">2Японская экспансия в Индокитае (1940—1941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Японский_блицкриг_декабря_1941_года" text:style-name="Internet_20_link" text:visited-style-name="Visited_20_Internet_20_Link"><text:span text:style-name="T46">3Японский блицкриг декабря 1941 года</text:span></text:a></text:p>
        </text:list-item>
        <text:list-item>
          <text:p><text:a xlink:type="simple" xlink:href="https://ru.wikipedia.org/wiki/Тихоокеанский_театр_военных_действий_Второй_мировой_войны#Японская_экспансия_в_Индонезии_(1942)" text:style-name="Internet_20_link" text:visited-style-name="Visited_20_Internet_20_Link"><text:span text:style-name="T46">4Японская экспансия в Индонезии (1942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Битва_за_Австралию_(1942—1944)" text:style-name="Internet_20_link" text:visited-style-name="Visited_20_Internet_20_Link"><text:span text:style-name="T46">5Битва за Австралию (1942—1944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Война_в_Микронезии_(1942—1944)" text:style-name="Internet_20_link" text:visited-style-name="Visited_20_Internet_20_Link"><text:span text:style-name="T46">6Война в Микронезии (1942—1944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Японское_вторжение_в_Индию_(1944)" text:style-name="Internet_20_link" text:visited-style-name="Visited_20_Internet_20_Link"><text:span text:style-name="T46">7Японское вторжение в Индию (1944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Освобождение_Филиппин_(1944—1945)" text:style-name="Internet_20_link" text:visited-style-name="Visited_20_Internet_20_Link"><text:span text:style-name="T46">8Освобождение Филиппин (1944—1945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Война_на_южных_рубежах_Японии_(1945)" text:style-name="Internet_20_link" text:visited-style-name="Visited_20_Internet_20_Link"><text:span text:style-name="T46">9Война на южных рубежах Японии (1945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Американские_бомбардировки_Японии_(1945)" text:style-name="Internet_20_link" text:visited-style-name="Visited_20_Internet_20_Link"><text:span text:style-name="T46">10Американские бомбардировки Японии (1945)</text:span></text:a></text:p>
        </text:list-item>
        <text:list-item>
          <text:p><text:a xlink:type="simple" xlink:href="https://ru.wikipedia.org/wiki/Тихоокеанский_театр_военных_действий_Второй_мировой_войны#Советско-японская_война_(1945)" text:style-name="Internet_20_link" text:visited-style-name="Visited_20_Internet_20_Link"><text:span text:style-name="T46">11Советско-японская война (1945)</text:span></text:a></text:p>
        </text:list-item>
      </text:list>
      <text:p text:style-name="P1"/>
      <text:p text:style-name="P1">13. Открытие Второго фронта в Европе.</text:p>
      <text:p text:style-name="Text_20_body"><text:span text:style-name="T46">Нормандская операция, или операция «Оверлорд» (от </text:span><text:a xlink:type="simple" xlink:href="https://ru.wikipedia.org/wiki/Английский_язык" text:style-name="Internet_20_link" text:visited-style-name="Visited_20_Internet_20_Link"><text:span text:style-name="T46">англ.</text:span></text:a><text:span text:style-name="T46"> </text:span><text:span text:style-name="T50">overlord</text:span><text:span text:style-name="T46"> «повелитель, владыка») — </text:span><text:a xlink:type="simple" xlink:href="https://ru.wikipedia.org/wiki/Стратегия" text:style-name="Internet_20_link" text:visited-style-name="Visited_20_Internet_20_Link"><text:span text:style-name="T46">стратегическая</text:span></text:a><text:span text:style-name="T46"> </text:span><text:a xlink:type="simple" xlink:href="https://ru.wikipedia.org/wiki/Операция_(военное_дело)" text:style-name="Internet_20_link" text:visited-style-name="Visited_20_Internet_20_Link"><text:span text:style-name="T46">операция</text:span></text:a><text:span text:style-name="T46"> </text:span><text:a xlink:type="simple" xlink:href="https://ru.wikipedia.org/wiki/Антигитлеровская_коалиция" text:style-name="Internet_20_link" text:visited-style-name="Visited_20_Internet_20_Link"><text:span text:style-name="T46">союзников</text:span></text:a><text:span text:style-name="T46"> по высадке войск в </text:span><text:a xlink:type="simple" xlink:href="https://ru.wikipedia.org/wiki/Нормандия" text:style-name="Internet_20_link" text:visited-style-name="Visited_20_Internet_20_Link"><text:span text:style-name="T46">Нормандии</text:span></text:a><text:span text:style-name="T46"> (</text:span><text:a xlink:type="simple" xlink:href="https://ru.wikipedia.org/wiki/Франция" text:style-name="Internet_20_link" text:visited-style-name="Visited_20_Internet_20_Link"><text:span text:style-name="T46">Франция</text:span></text:a><text:span text:style-name="T46">), начавшаяся рано утром </text:span><text:a xlink:type="simple" xlink:href="https://ru.wikipedia.org/wiki/6_июня" text:style-name="Internet_20_link" text:visited-style-name="Visited_20_Internet_20_Link"><text:span text:style-name="T46">6 июня</text:span></text:a><text:a xlink:type="simple" xlink:href="https://ru.wikipedia.org/wiki/1944_год" text:style-name="Internet_20_link" text:visited-style-name="Visited_20_Internet_20_Link"><text:span text:style-name="T46">1944 года</text:span></text:a><text:span text:style-name="T46"> и закончившаяся </text:span><text:a xlink:type="simple" xlink:href="https://ru.wikipedia.org/wiki/31_августа" text:style-name="Internet_20_link" text:visited-style-name="Visited_20_Internet_20_Link"><text:span text:style-name="T46">25 августа</text:span></text:a><text:span text:style-name="T46"> 1944 года, после чего союзники пересекли реку </text:span><text:a xlink:type="simple" xlink:href="https://ru.wikipedia.org/wiki/Сена" text:style-name="Internet_20_link" text:visited-style-name="Visited_20_Internet_20_Link"><text:span text:style-name="T46">Сену</text:span></text:a><text:span text:style-name="T46">, </text:span><text:a xlink:type="simple" xlink:href="https://ru.wikipedia.org/wiki/Освобождение_Парижа" text:style-name="Internet_20_link" text:visited-style-name="Visited_20_Internet_20_Link"><text:span text:style-name="T46">освободили</text:span></text:a><text:span text:style-name="T46"> </text:span><text:a xlink:type="simple" xlink:href="https://ru.wikipedia.org/wiki/Париж" text:style-name="Internet_20_link" text:visited-style-name="Visited_20_Internet_20_Link"><text:span text:style-name="T46">Париж</text:span></text:a><text:span text:style-name="T46">и продолжили наступление к французско-германской границе.</text:span></text:p>
      <text:p text:style-name="Text_20_body"><text:span text:style-name="T46">Операция открыла Западный (или т. н. «</text:span><text:a xlink:type="simple" xlink:href="https://ru.wikipedia.org/wiki/Западноевропейский_театр_военных_действий_Второй_мировой_войны" text:style-name="Internet_20_link" text:visited-style-name="Visited_20_Internet_20_Link"><text:span text:style-name="T46">второй</text:span></text:a><text:span text:style-name="T46">») фронт в </text:span><text:a xlink:type="simple" xlink:href="https://ru.wikipedia.org/wiki/Европа" text:style-name="Internet_20_link" text:visited-style-name="Visited_20_Internet_20_Link"><text:span text:style-name="T46">Европе</text:span></text:a><text:span text:style-name="T46"> во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е</text:span></text:a><text:span text:style-name="T46">. До сих пор является крупнейшей </text:span><text:a xlink:type="simple" xlink:href="https://ru.wikipedia.org/wiki/Морской_десант" text:style-name="Internet_20_link" text:visited-style-name="Visited_20_Internet_20_Link"><text:span text:style-name="T46">десантной операцией</text:span></text:a><text:span text:style-name="T46"> в истории — в ней приняли участие более 3 миллионов человек, которые пересекли пролив </text:span><text:a xlink:type="simple" xlink:href="https://ru.wikipedia.org/wiki/Ла-Манш" text:style-name="Internet_20_link" text:visited-style-name="Visited_20_Internet_20_Link"><text:span text:style-name="T46">Ла-Манш</text:span></text:a><text:span text:style-name="T46"> из </text:span><text:a xlink:type="simple" xlink:href="https://ru.wikipedia.org/wiki/Англия" text:style-name="Internet_20_link" text:visited-style-name="Visited_20_Internet_20_Link"><text:span text:style-name="T46">Англии</text:span></text:a><text:span text:style-name="T46"> в Нормандию.</text:span></text:p>
      <text:p text:style-name="P1"><text:soft-page-break/>Нормандская операция осуществлялась в два этапа:</text:p>
      <text:list xml:id="list5355355466122726203" text:style-name="L3">
        <text:list-item>
          <text:p><text:a xlink:type="simple" xlink:href="https://ru.wikipedia.org/wiki/Операция_«Нептун»" text:style-name="Internet_20_link" text:visited-style-name="Visited_20_Internet_20_Link"><text:span text:style-name="T46">Операция «Нептун»</text:span></text:a><text:span text:style-name="T46"> — кодовое имя начальной фазы операции «Оверлорд» — началась 6 июня 1944 года (дата также известна как «День Д»), закончилась 1 июля 1944 года. Её целью было завоевание плацдарма на континенте, которое продолжалось до 25 июля;</text:span></text:p>
        </text:list-item>
        <text:list-item>
          <text:p><text:a xlink:type="simple" xlink:href="https://ru.wikipedia.org/wiki/Операция_«Кобра»" text:style-name="Internet_20_link" text:visited-style-name="Visited_20_Internet_20_Link"><text:span text:style-name="T46">Операция «Кобра»</text:span></text:a><text:span text:style-name="T46"> — прорыв и наступление по территории Франции была осуществлена союзниками сразу после конца первой операции («Нептун»).</text:span></text:p>
        </text:list-item>
      </text:list>
      <text:p text:style-name="P1"/>
      <text:p text:style-name="P1">14. Освобождение стран Европы от нацизма.</text:p>
      <text:p text:style-name="Text_20_body"><text:a xlink:type="simple" xlink:href="https://ru.wikipedia.org/wiki/Будапештская_операция" text:style-name="Internet_20_link" text:visited-style-name="Visited_20_Internet_20_Link"><text:span text:style-name="T46">Будапештская операция</text:span></text:a><text:span text:style-name="T46"> (29 октября 1944 — 13 февраля 1945)</text:span></text:p>
      <text:list xml:id="list6252339426610071547" text:style-name="L4">
        <text:list-item>
          <text:p><text:a xlink:type="simple" xlink:href="https://ru.wikipedia.org/wiki/Висло-Одерская_операция" text:style-name="Internet_20_link" text:visited-style-name="Visited_20_Internet_20_Link"><text:span text:style-name="T46">Висло-Одерская операция</text:span></text:a><text:span text:style-name="T46"> (12 января — 3 февраля 1945)</text:span></text:p>
        </text:list-item>
        <text:list-item>
          <text:p><text:a xlink:type="simple" xlink:href="https://ru.wikipedia.org/wiki/Восточно-Прусская_операция_(1945)" text:style-name="Internet_20_link" text:visited-style-name="Visited_20_Internet_20_Link"><text:span text:style-name="T46">Восточно-Прусская операция</text:span></text:a><text:span text:style-name="T46"> (13 января — 25 апреля 1945)</text:span></text:p>
        </text:list-item>
        <text:list-item>
          <text:p><text:a xlink:type="simple" xlink:href="https://ru.wikipedia.org/wiki/Берлинская_наступательная_операция" text:style-name="Internet_20_link" text:visited-style-name="Visited_20_Internet_20_Link"><text:span text:style-name="T46">Битва за Берлин</text:span></text:a><text:span text:style-name="T46"> (16 апреля — 8 мая 1945)</text:span></text:p>
        </text:list-item>
      </text:list>
      <text:p text:style-name="P1"/>
      <text:p text:style-name="P1">15. Маньчжурская операция.</text:p>
      <text:p text:style-name="Standard"><text:span text:style-name="T46">Маньчжурская операция — стратегическая наступательная операция </text:span><text:a xlink:type="simple" xlink:href="https://ru.wikipedia.org/wiki/Советская_Армия" text:style-name="Internet_20_link" text:visited-style-name="Visited_20_Internet_20_Link"><text:span text:style-name="T46">Советских Вооружённых Сил</text:span></text:a><text:span text:style-name="T46"> и войск </text:span><text:a xlink:type="simple" xlink:href="https://ru.wikipedia.org/wiki/Вооружённые_силы_Монголии" text:style-name="Internet_20_link" text:visited-style-name="Visited_20_Internet_20_Link"><text:span text:style-name="T46">Монгольской народно-революционной армии</text:span></text:a><text:span text:style-name="T46">, проведённая </text:span><text:a xlink:type="simple" xlink:href="https://ru.wikipedia.org/wiki/9_августа" text:style-name="Internet_20_link" text:visited-style-name="Visited_20_Internet_20_Link"><text:span text:style-name="T46">9 августа</text:span></text:a><text:span text:style-name="T46"> — </text:span><text:a xlink:type="simple" xlink:href="https://ru.wikipedia.org/wiki/2_сентября" text:style-name="Internet_20_link" text:visited-style-name="Visited_20_Internet_20_Link"><text:span text:style-name="T46">2 сентября</text:span></text:a><text:span text:style-name="T46">, во время </text:span><text:a xlink:type="simple" xlink:href="https://ru.wikipedia.org/wiki/Советско-японская_война" text:style-name="Internet_20_link" text:visited-style-name="Visited_20_Internet_20_Link"><text:span text:style-name="T46">Советско-японской войны</text:span></text:a><text:span text:style-name="T46"> </text:span><text:a xlink:type="simple" xlink:href="https://ru.wikipedia.org/wiki/Вторая_мировая_война" text:style-name="Internet_20_link" text:visited-style-name="Visited_20_Internet_20_Link"><text:span text:style-name="T46">Второй мировой войны</text:span></text:a><text:span text:style-name="T46">, с целью разгрома японской </text:span><text:a xlink:type="simple" xlink:href="https://ru.wikipedia.org/wiki/Квантунская_армия" text:style-name="Internet_20_link" text:visited-style-name="Visited_20_Internet_20_Link"><text:span text:style-name="T46">Квантунской армии</text:span></text:a><text:span text:style-name="T46">, занятия </text:span><text:a xlink:type="simple" xlink:href="https://ru.wikipedia.org/wiki/Маньчжурия" text:style-name="Internet_20_link" text:visited-style-name="Visited_20_Internet_20_Link"><text:span text:style-name="T46">Маньчжурии</text:span></text:a><text:span text:style-name="T46"> и северной </text:span><text:a xlink:type="simple" xlink:href="https://ru.wikipedia.org/wiki/Корея" text:style-name="Internet_20_link" text:visited-style-name="Visited_20_Internet_20_Link"><text:span text:style-name="T46">Кореи</text:span></text:a><text:span text:style-name="T46"> и ликвидации военно-экономической базы </text:span><text:a xlink:type="simple" xlink:href="https://ru.wikipedia.org/wiki/Японская_империя" text:style-name="Internet_20_link" text:visited-style-name="Visited_20_Internet_20_Link"><text:span text:style-name="T46">Японии</text:span></text:a><text:span text:style-name="T46"> на Азиатском континенте. Известна также как битва за Маньчжурию, а на Западе — как операция «Августовская буря»</text:span><text:bookmark text:name="cite_ref-as1_1-0"/><text:a xlink:type="simple" xlink:href="https://ru.wikipedia.org/wiki/Маньчжурская_операция_(1945)#cite_note-as1-1" text:style-name="Internet_20_link" text:visited-style-name="Visited_20_Internet_20_Link"><text:span text:style-name="T46">[1]</text:span></text:a><text:bookmark text:name="cite_ref-as2_2-0"/><text:a xlink:type="simple" xlink:href="https://ru.wikipedia.org/wiki/Маньчжурская_операция_(1945)#cite_note-as2-2" text:style-name="Internet_20_link" text:visited-style-name="Visited_20_Internet_20_Link"><text:span text:style-name="T46">[2]</text:span></text:a><text:span text:style-name="T46">.</text:span></text:p>
      <text:p text:style-name="P1"/>
      <text:p text:style-name="P1">16. Бомбардировка США Хиросимы и Нагасаки: была ли она нужна?</text:p>
      <text:p text:style-name="Text_20_body"><text:span text:style-name="T46">Атомные бомбардировки </text:span><text:a xlink:type="simple" xlink:href="https://ru.wikipedia.org/wiki/Хиросима" text:style-name="Internet_20_link" text:visited-style-name="Visited_20_Internet_20_Link"><text:span text:style-name="T46">Хиросимы</text:span></text:a><text:span text:style-name="T46"> и </text:span><text:a xlink:type="simple" xlink:href="https://ru.wikipedia.org/wiki/Нагасаки" text:style-name="Internet_20_link" text:visited-style-name="Visited_20_Internet_20_Link"><text:span text:style-name="T46">Нагасаки</text:span></text:a><text:span text:style-name="T46"> (6 и 9 августа </text:span><text:a xlink:type="simple" xlink:href="https://ru.wikipedia.org/wiki/1945_год" text:style-name="Internet_20_link" text:visited-style-name="Visited_20_Internet_20_Link"><text:span text:style-name="T46">1945 года</text:span></text:a><text:span text:style-name="T46">) </text:span></text:p>
      <text:p text:style-name="P1">17. Итоги и уроки Второй мировой войны.</text:p>
      <text:p text:style-name="P1">18. Цена победы.</text:p>
      <text:p text:style-name="Standard"><text:span text:style-name="T46">Существуют различные оценки человеческих потерь </text:span><text:a xlink:type="simple" xlink:href="https://ru.wikipedia.org/wiki/Союз_Советских_Социалистических_Республик" text:style-name="Internet_20_link" text:visited-style-name="Visited_20_Internet_20_Link"><text:span text:style-name="T46">Советского Союза</text:span></text:a><text:span text:style-name="T46"> и </text:span><text:a xlink:type="simple" xlink:href="https://ru.wikipedia.org/wiki/Третий_рейх" text:style-name="Internet_20_link" text:visited-style-name="Visited_20_Internet_20_Link"><text:span text:style-name="T46">нацистской Германии</text:span></text:a><text:span text:style-name="T46"> во время </text:span><text:a xlink:type="simple" xlink:href="https://ru.wikipedia.org/wiki/Великая_Отечественная_война" text:style-name="Internet_20_link" text:visited-style-name="Visited_20_Internet_20_Link"><text:span text:style-name="T46">Великой Отечественной войны 1941—1945 годов</text:span></text:a><text:span text:style-name="T46">. Людские потери СССР в ВОВ оцениваются в диапазоне от 7 до 46 миллионов человек</text:span><text:bookmark text:name="cite_ref-_5cd64ce093db4f95_1-0"/><text:a xlink:type="simple" xlink:href="https://ru.wikipedia.org/wiki/Потери_в_Великой_Отечественной_войне#cite_note-_5cd64ce093db4f95-1" text:style-name="Internet_20_link" text:visited-style-name="Visited_20_Internet_20_Link"><text:span text:style-name="T46">[1]</text:span></text:a><text:span text:style-name="T46">. Различия связаны как со способами получения исходных количественных данных по разным группам потерь, так и с методами расчёта.</text:span></text:p>
      <text:p text:style-name="P1"/>
      <text:p text:style-name="P1"><text:soft-page-break/>19. Нюрнбергский и Токийский процессы над военными преступниками.</text:p>
      <text:p text:style-name="Text_20_body"><text:span text:style-name="T46">Нюрнбе́ргский проце́сс — международный </text:span><text:a xlink:type="simple" xlink:href="https://ru.wikipedia.org/wiki/Суд" text:style-name="Internet_20_link" text:visited-style-name="Visited_20_Internet_20_Link"><text:span text:style-name="T46">судебный процесс</text:span></text:a><text:span text:style-name="T46"> над бывшими руководителями </text:span><text:a xlink:type="simple" xlink:href="https://ru.wikipedia.org/wiki/Третий_рейх" text:style-name="Internet_20_link" text:visited-style-name="Visited_20_Internet_20_Link"><text:span text:style-name="T46">гитлеровской Германии</text:span></text:a><text:span text:style-name="T46">. Проходил с 10 часов утра </text:span><text:a xlink:type="simple" xlink:href="https://ru.wikipedia.org/wiki/20_ноября" text:style-name="Internet_20_link" text:visited-style-name="Visited_20_Internet_20_Link"><text:span text:style-name="T46">20 ноября</text:span></text:a><text:span text:style-name="T46"> </text:span><text:a xlink:type="simple" xlink:href="https://ru.wikipedia.org/wiki/1945" text:style-name="Internet_20_link" text:visited-style-name="Visited_20_Internet_20_Link"><text:span text:style-name="T46">1945</text:span></text:a><text:span text:style-name="T46"> по </text:span><text:a xlink:type="simple" xlink:href="https://ru.wikipedia.org/wiki/1_октября" text:style-name="Internet_20_link" text:visited-style-name="Visited_20_Internet_20_Link"><text:span text:style-name="T46">1 октября</text:span></text:a><text:span text:style-name="T46"> </text:span><text:a xlink:type="simple" xlink:href="https://ru.wikipedia.org/wiki/1946_год" text:style-name="Internet_20_link" text:visited-style-name="Visited_20_Internet_20_Link"><text:span text:style-name="T46">1946 года</text:span></text:a><text:span text:style-name="T46"> в </text:span><text:a xlink:type="simple" xlink:href="https://ru.wikipedia.org/wiki/Международный_военный_трибунал" text:style-name="Internet_20_link" text:visited-style-name="Visited_20_Internet_20_Link"><text:span text:style-name="T46">Международном военном трибунале</text:span></text:a><text:span text:style-name="T46">, разместившемся в «Зале 600» </text:span><text:a xlink:type="simple" xlink:href="https://ru.wikipedia.org/wiki/Нюрнберг" text:style-name="Internet_20_link" text:visited-style-name="Visited_20_Internet_20_Link"><text:span text:style-name="T46">нюрнбергского</text:span></text:a><text:span text:style-name="T46"> Дворца юстиции.</text:span></text:p>
      <text:p text:style-name="P1"/>
      <text:p text:style-name="Text_20_body"><text:span text:style-name="T46">Международный военный трибунал для Дальнего Востока, более известный как Токийский процесс — суд над японскими </text:span><text:a xlink:type="simple" xlink:href="https://ru.wikipedia.org/wiki/Военные_преступления" text:style-name="Internet_20_link" text:visited-style-name="Visited_20_Internet_20_Link"><text:span text:style-name="T46">военными преступниками</text:span></text:a><text:span text:style-name="T46">, проходивший в </text:span><text:a xlink:type="simple" xlink:href="https://ru.wikipedia.org/wiki/Токио" text:style-name="Internet_20_link" text:visited-style-name="Visited_20_Internet_20_Link"><text:span text:style-name="T46">Токио</text:span></text:a><text:span text:style-name="T46"> с 3 мая 1946 года по 12 ноября 1948 года. Для проведения процесса был сформирован специальный судебный орган, в состав которого вошли представители 11 государств: </text:span><text:a xlink:type="simple" xlink:href="https://ru.wikipedia.org/wiki/Союз_Советских_Социалистических_Республик" text:style-name="Internet_20_link" text:visited-style-name="Visited_20_Internet_20_Link"><text:span text:style-name="T46">СССР</text:span></text:a><text:span text:style-name="T46">, </text:span><text:a xlink:type="simple" xlink:href="https://ru.wikipedia.org/wiki/Соединённые_Штаты_Америки" text:style-name="Internet_20_link" text:visited-style-name="Visited_20_Internet_20_Link"><text:span text:style-name="T46">США</text:span></text:a><text:span text:style-name="T46">, </text:span><text:a xlink:type="simple" xlink:href="https://ru.wikipedia.org/wiki/Республика_Китай" text:style-name="Internet_20_link" text:visited-style-name="Visited_20_Internet_20_Link"><text:span text:style-name="T46">Китай</text:span></text:a><text:span text:style-name="T46">, </text:span><text:a xlink:type="simple" xlink:href="https://ru.wikipedia.org/wiki/Великобритания" text:style-name="Internet_20_link" text:visited-style-name="Visited_20_Internet_20_Link"><text:span text:style-name="T46">Великобритания</text:span></text:a><text:span text:style-name="T46">, </text:span><text:a xlink:type="simple" xlink:href="https://ru.wikipedia.org/wiki/Австралия" text:style-name="Internet_20_link" text:visited-style-name="Visited_20_Internet_20_Link"><text:span text:style-name="T46">Австралия</text:span></text:a><text:span text:style-name="T46">, </text:span><text:a xlink:type="simple" xlink:href="https://ru.wikipedia.org/wiki/Канада" text:style-name="Internet_20_link" text:visited-style-name="Visited_20_Internet_20_Link"><text:span text:style-name="T46">Канада</text:span></text:a><text:span text:style-name="T46">, </text:span><text:a xlink:type="simple" xlink:href="https://ru.wikipedia.org/wiki/Франция" text:style-name="Internet_20_link" text:visited-style-name="Visited_20_Internet_20_Link"><text:span text:style-name="T46">Франция</text:span></text:a><text:span text:style-name="T46">, </text:span><text:a xlink:type="simple" xlink:href="https://ru.wikipedia.org/wiki/Нидерланды" text:style-name="Internet_20_link" text:visited-style-name="Visited_20_Internet_20_Link"><text:span text:style-name="T46">Нидерланды</text:span></text:a><text:span text:style-name="T46">, </text:span><text:a xlink:type="simple" xlink:href="https://ru.wikipedia.org/wiki/Новая_Зеландия" text:style-name="Internet_20_link" text:visited-style-name="Visited_20_Internet_20_Link"><text:span text:style-name="T46">Новая Зеландия</text:span></text:a><text:span text:style-name="T46">, </text:span><text:a xlink:type="simple" xlink:href="https://ru.wikipedia.org/wiki/Индия" text:style-name="Internet_20_link" text:visited-style-name="Visited_20_Internet_20_Link"><text:span text:style-name="T46">Индия</text:span></text:a><text:span text:style-name="T46"> и </text:span><text:a xlink:type="simple" xlink:href="https://ru.wikipedia.org/wiki/Филиппины" text:style-name="Internet_20_link" text:visited-style-name="Visited_20_Internet_20_Link"><text:span text:style-name="T46">Филиппины</text:span></text:a><text:span text:style-name="T46">.</text:span></text:p>
      <text:p text:style-name="Text_20_body"><text:span text:style-name="T46">В качестве обвиняемых к участию в процессе было привлечено 29 человек главным образом из числа высшего военного и гражданского руководства </text:span><text:a xlink:type="simple" xlink:href="https://ru.wikipedia.org/wiki/Японская_империя" text:style-name="Internet_20_link" text:visited-style-name="Visited_20_Internet_20_Link"><text:span text:style-name="T46">Японской империи</text:span></text:a><text:span text:style-name="T46">. В ходе процесса было проведено 818 открытых судебных заседаний и 131 заседание в судейской комнате; трибунал принял 4356 документальных доказательств и 1194 свидетельских показания (из которых 419 были заслушаны непосредственно трибуналом). Семеро обвиняемых, включая двух бывших премьер-министров </text:span><text:a xlink:type="simple" xlink:href="https://ru.wikipedia.org/wiki/Хирота,_Коки" text:style-name="Internet_20_link" text:visited-style-name="Visited_20_Internet_20_Link"><text:span text:style-name="T46">Коки Хирота</text:span></text:a><text:span text:style-name="T46"> и </text:span><text:a xlink:type="simple" xlink:href="https://ru.wikipedia.org/wiki/Тодзио,_Хидэки" text:style-name="Internet_20_link" text:visited-style-name="Visited_20_Internet_20_Link"><text:span text:style-name="T46">Хидэки Тодзио</text:span></text:a><text:span text:style-name="T46">, были приговорены к смертной казни через </text:span><text:a xlink:type="simple" xlink:href="https://ru.wikipedia.org/wiki/Повешение" text:style-name="Internet_20_link" text:visited-style-name="Visited_20_Internet_20_Link"><text:span text:style-name="T46">повешение</text:span></text:a><text:span text:style-name="T46"> и казнены 23 декабря 1948 года во дворе </text:span><text:a xlink:type="simple" xlink:href="https://ru.wikipedia.org/wiki/Сугамо_(тюрьма)" text:style-name="Internet_20_link" text:visited-style-name="Visited_20_Internet_20_Link"><text:span text:style-name="T46">тюрьмы Сугамо</text:span></text:a><text:span text:style-name="T46"> в </text:span><text:a xlink:type="simple" xlink:href="https://ru.wikipedia.org/wiki/Токио" text:style-name="Internet_20_link" text:visited-style-name="Visited_20_Internet_20_Link"><text:span text:style-name="T46">Токио</text:span></text:a><text:span text:style-name="T46">. 15 обвиняемых были приговорены к </text:span><text:a xlink:type="simple" xlink:href="https://ru.wikipedia.org/wiki/Пожизненное_лишение_свободы" text:style-name="Internet_20_link" text:visited-style-name="Visited_20_Internet_20_Link"><text:span text:style-name="T46">пожизненному заключению</text:span></text:a><text:span text:style-name="T46">, ещё трое — к разным срокам заключения. </text:span></text:p>
      <text:p text:style-name="P1"/>
      <text:p text:style-name="P1">20. Герои войны. Кого Вы можете назвать?</text:p>
      <text:p text:style-name="Text_20_body"><text:span text:style-name="T46">Дмитрий Фёдорович Лаврине́нко ( </text:span><text:a xlink:type="simple" xlink:href="https://ru.wikipedia.org/wiki/14_октября" text:style-name="Internet_20_link" text:visited-style-name="Visited_20_Internet_20_Link"><text:span text:style-name="T46">(14) октября</text:span></text:a><text:span text:style-name="T46"> </text:span><text:a xlink:type="simple" xlink:href="https://ru.wikipedia.org/wiki/1914_год" text:style-name="Internet_20_link" text:visited-style-name="Visited_20_Internet_20_Link"><text:span text:style-name="T46">1914</text:span></text:a><text:span text:style-name="T46"> — </text:span><text:a xlink:type="simple" xlink:href="https://ru.wikipedia.org/wiki/18_декабря" text:style-name="Internet_20_link" text:visited-style-name="Visited_20_Internet_20_Link"><text:span text:style-name="T46">18 декабря</text:span></text:a><text:span text:style-name="T46"> </text:span><text:a xlink:type="simple" xlink:href="https://ru.wikipedia.org/wiki/1941_год" text:style-name="Internet_20_link" text:visited-style-name="Visited_20_Internet_20_Link"><text:span text:style-name="T46">1941</text:span></text:a><text:span text:style-name="T46">) — </text:span><text:a xlink:type="simple" xlink:href="https://ru.wikipedia.org/wiki/Союз_Советских_Социалистических_Республик" text:style-name="Internet_20_link" text:visited-style-name="Visited_20_Internet_20_Link"><text:span text:style-name="T46">советский</text:span></text:a><text:span text:style-name="T46"> офицер, </text:span><text:a xlink:type="simple" xlink:href="https://ru.wikipedia.org/wiki/Танкист-ас" text:style-name="Internet_20_link" text:visited-style-name="Visited_20_Internet_20_Link"><text:span text:style-name="T46">танковый ас</text:span></text:a><text:span text:style-name="T46">, участник </text:span><text:a xlink:type="simple" xlink:href="https://ru.wikipedia.org/wiki/Великая_Отечественная_война" text:style-name="Internet_20_link" text:visited-style-name="Visited_20_Internet_20_Link"><text:span text:style-name="T46">Великой Отечественной войны</text:span></text:a><text:span text:style-name="T46">. </text:span><text:a xlink:type="simple" xlink:href="https://ru.wikipedia.org/wiki/Герой_Советского_Союза" text:style-name="Internet_20_link" text:visited-style-name="Visited_20_Internet_20_Link"><text:span text:style-name="T46">Герой Советского Союза</text:span></text:a><text:span text:style-name="T46"> (1990).</text:span></text:p>
      <text:p text:style-name="P2">Словарь исторических терминов</text:p>
      <text:p text:style-name="P2">Айнзатцгруппа Нем. Einsatz — «введение в бой». Мобильные подразделения СС, СД и полиции безопасности, предназначенные для уничтожения военнопленных и гражданского населения на оккупированных территориях Восточной Европы. Созданы в сентябре 1938 г., действовали на территории <text:soft-page-break/>Чехословакии, Польши. На территории СССР А. уничтожили около 2 млн советских граждан.</text:p>
      <text:p text:style-name="P2">Антигитлеровская</text:p>
      <text:p text:style-name="P2">коалиция Военно-политический союз государств в годы Второй мировой войны, направленный против стран фашистского блока. Начало формирования было положено советско-английским соглашением от 12.07.1941 г., согласно которому стороны обязывались не заключать сепаратного мира с Германией и договорились о совместных действиях в войне. К концу Второй мировой войны в антигитлеровскую коалицию входило более 50 государств.</text:p>
      <text:p text:style-name="P2">Антикоминтерновский пакт Договор, заключенный 25.11.1936 г. между Германией и Японией для борьбы с коммунистическим интернационалом. Стороны обязывались информировать друг друга о деятельности Коминтерна, принимать меры против тех, кто внутри или вне страны действует в пользу Коминтерна. В 1937 г. к пакту присоединилась Италия, в 1939 г. — Венгрия и Испания.</text:p>
      <text:p text:style-name="P2">Аншлюс Нем. Anshlus — «присоединение». Насильственное присоединение Австрии к нацистской Германии 11–12.03.1938 г.</text:p>
      <text:p text:style-name="P2">«Барбаросса» Нем. Barbarossa, от имени германского императора XII в. Фридриха I Барбароссы. Наименование плана войны гитлеровской Германии против СССР. Разработка плана началась 21.07.1940 г., окончательный вариант изложен в директиве верховного главнокомандования вооруженными силами от 18.12.1940 г. План предусматривал нанести поражение СССР в быстротечной кампании, расколоть фронт советских войск ударами мощных группировок немецких войск, уничтожить основные силы Красной Армии западнее линии Днепр — Западная Двина; овладеть Москвой, Ленинградом, Центральным промышленным районом и выйти на линию Архангельск — Волга.</text:p>
      <text:p text:style-name="P2">Блицкриг Нем. Blitzkrieg — «молниеносная война». Теория ведения войны, разработанная германским командованием в начале ХХ в. и лежащая в основе военной стратегии Германии в Первой и Второй мировых войнах. Согласно данной теории, достижение победы считалось возможным в кратчайшие сроки, до того как противник сумеет провести мобилизацию и развернуть свои войска.</text:p>
      <text:p text:style-name="P2">Вермахт Нем. Wermacht. Вооруженные силы нацистской Германии, созданные в 1935 г. на основе всеобщей воинской повинности. С 1938 г. главнокомандующим вооруженными силами Германии стал А. Гитлер. Высшим органом руководства В. было верховное главнокомандование (ОКВ), рабочим — <text:soft-page-break/>штаб ОКВ, которые разрабатывали планы военных действий. В годы войны В. состоял из сухопутных войск, ВВС, ВМС. С 1940 г. обособленной составной частью вермахта являлись войска СС. Командование В. поддерживало оккупационную политику нацизма, воинские части участвовали в расправах над мирным населением оккупированных стран.</text:p>
      <text:p text:style-name="P2">Геноцид Греч. genos — «род» + caedere — «убивать».</text:p>
      <text:p text:style-name="P2">Истребление отдельных групп населения по расовым, национальным или религиозным мотивам.</text:p>
      <text:p text:style-name="P2">Гестапо Нем. Gestapo — (сокр. от Geheime Staatspolizei) — тайная государственная полиция, система органов политического сыска и контрразведки гитлеровской Германии. Создана в 1933 г. для физического устранения противников нацизма. Высшее руководство Г. осуществлял Гиммлер, непосредственное — Мюллер.</text:p>
      <text:p text:style-name="P2">Движение</text:p>
      <text:p text:style-name="P2">Сопротивления Патриотическое освободительное движение против немецких оккупантов в годы Второй мировой войны. Основными целями Д.С. было освобождение от нацистского гнета, восстановление национальной независимости. Участники Д.С. использовали различные формы борьбы: антифашистскую пропаганду, саботаж мероприятий оккупантов, помощь преследуемым нацистами лицам, разведку в пользу стран антигитлеровской коалиции, диверсии, партизанскую борьбу. В Д.С. участвовали различные слои граждан оккупированных государств, военнопленные, узники нацистских концлагерей, лица, угнанные на принудительные работы в Германию, — всего более 2,2 млн человек.</text:p>
      <text:p text:style-name="P2">Депортация Насильственное переселение коренного населения в иные места проживания.</text:p>
      <text:p text:style-name="P2">«Зеленая папка» Папка Геринга, название немецкого плана экономической эксплуатации оккупированной территории СССР в годы Великой Отечественной войны.</text:p>
      <text:p text:style-name="P2">Карательная операция Способ борьбы немецких властей с партизанским движением на оккупированных территориях СССР. К.о. проводились как запланированные мероприятия командования вермахта с участием воинских соединений, танков, артиллерии, авиации, войск СС, полицейских подразделений из числа коллаборационистов. В ходе К.о. под видом партизан <text:soft-page-break/>уничтожались сотни тысяч мирных жителей, сжигались населенные пункты, трудоспособное население угонялось на принудительные работы в Германию.</text:p>
      <text:p text:style-name="P2">Коллаборационизм Фр. сollaboration — «сотрудничество». Политика сотрудничества населения оккупированных стран Европы с оккупационными властями в годы Второй мировой войны.</text:p>
      <text:p text:style-name="P2">Ленд-лиз Англ. lend-lease. Система передачи США взаймы или в аренду военной техники, оружия, боеприпасов,</text:p>
      <text:p text:style-name="P2">снаряжения, стратегического сырья, продовольствия союзникам по антигитлеровской коалиции. Закона о Л.-л. принят конгрессом США 11.03.1941 г. Страны, получавшие помощь по Л.-л., подписывали с США соглашение, по которому материалы, употребленные или утраченные в войне, не подлежат оплате, оставшееся после войны военные материалы подлежали возврату, пригодные для гражданского потребления должны быть оплачены. В годы войны поставки по Л.-л. составили свыше 46 млрд долларов США.</text:p>
      <text:p text:style-name="P2">«Линия Мажино» Система долговременных фортификационных сооружений вдоль восточной границы Франции (около 380 км). Название получила по фамилии военного министра Мажино.</text:p>
      <text:p text:style-name="P2">«Линия Маннергейма» Система долговременных фортификационных сооружений на карельском перешейке, названная по имени К. Маннергейма. Общая протяженность 135 км, глубина до 90 км, передний край находился в непосредственной близости от Ленинграда.</text:p>
      <text:p text:style-name="P2">Люфтваффе Военно-воздушные силы гитлеровской Германии.</text:p>
      <text:p text:style-name="P2">Мюнхенский сговор Соглашение, подписанное 29–30.09.1938 г. в г. Мюнхене главами Германии, Италии, Франции и Великобритании, по которому претензии Германии на принадлежащую Чехословакии Судетскую область были признаны справедливыми.</text:p>
      <text:p text:style-name="P2">«Ольденбург» Кодовое название экономического раздела плана нападения на СССР «Барбаросса». Для осуществления плана «Ольденбург» был создан специальный экономический штаб «Ольденбург», реорганизованный позднее в «Восточный штаб экономического руководства» (т.н. Хозяйственный штаб «Ост»). Согласно приказу начальника штаба верховного главнокомандования от 16.06.1941 г. основная экономическая задача в оккупированных районах СССР определялась как полная эксплуатация в интересах военной экономики Германии.</text:p>
      <text:p text:style-name="P2"><text:soft-page-break/>Оккупация Временное занятие территории государства войсками противника. Принципы О. определены международными конвенциями, в основном приложением к 4-й Гаагской конвенции 1907 г. о законах и обычаях ведения сухопутной войны. Согласно данному акту, оккупанты обязаны уважать законы, обычаи и традиции занятой территории; не допускается привлечение жителей к военным операциям и оборонительным работам; личная собственность населения должна уважаться;</text:p>
      <text:p text:style-name="P2">запрещается преднамеренное разрушение исторических памятников, предметов науки и искусства. На оккупированной территории СССР немецкие власти установили жестокий оккупационный режим, грубо нарушив все нормы международного права. Были отменены все советские законы, введена система конфискаций, активно применялась смертная казнь и другие виды наказаний, население принуждалось к труду в пользу нацистской Германии.</text:p>
      <text:p text:style-name="P2">«Ост» Немецкий план колонизации и германизации оккупированных территорий Восточной Европы. Разработан в 1940 г. в Имперском управлении государственной безопасности и первоначально касался территории Польши, позднее распространен на СССР. Предполагалось в течение 30 лет выселить в Западную Сибирь около 31 млн человек из Польши и западных районов СССР и расселить здесь 10 млн немцев, онемечив оставшееся население. В отношении Беларуси планировалось выселить либо уничтожить 75 % населения, остальных использовать в качестве бесплатной рабочей силы.</text:p>
      <text:p text:style-name="P2">Остарбайтеры «Восточные рабочие». Граждане оккупированных территорий СССР (белорусы, русские, украинцы), принудительно отправленные немецкими оккупационными властями на работу в Германию. Поскольку война против СССР приобрела затяжной характер, в вермахт были призваны сотни тысяч немецких рабочих и крестьян. В результате немецкая военная экономика стала испытывать острый недостаток рабочих рук. Руководство нацистской Германии приняло решение об отправке в рейх, где с начала войны уже работали граждане оккупированных стран Европы, жителей СССР. Всего за годы оккупации с территории СССР было угнано более 5 млн человек, в т.ч. из Беларуси около 400 тыс.</text:p>
      <text:p text:style-name="P2">Политика</text:p>
      <text:p text:style-name="P2">«умиротворения» Проводимая странами западной демократии по отношению к нацистской Германии накануне Второй мировой войны политика, которая заключалась в удовлетворении требований Гитлера в надежде предотвратить войну с Западом и направить агрессию Германии против СССР.</text:p>
      <text:p text:style-name="P2"><text:soft-page-break/>Партизанская зона Районы на оккупированной территории СССР, освобожденные и контролируемые партизанскими отрядами. Существовали с 1942 г. в Беларуси, на Украине, в некоторых областях РСФСР.</text:p>
      <text:p text:style-name="P2">СД Нем. SD (сокр. от Sicherheitsdienst). Служба</text:p>
      <text:p text:style-name="P2">безопасности рейхсфюрера СС, созданная в 1931 г. До 1933 г. орган внутрипартийной разведки, позднее наряду с гестапо инструмент идеологического контроля и террора.</text:p>
      <text:p text:style-name="P2">СС - Нем. SS (сокр. от Schutzstaffeln). Охранные отряды, созданные в 1925 г. для охраны фюрера и нацистской партии. В 1929 г. рейхсфюрером СС стал Г. Гиммлер. Члены СС имели специальную форму и звания, рекрутировались из прошедших расовый отбор преданных Гитлеру членов НСДАП. Под контролем СС оказались СД и гестапо, концлагеря. Эсэсовцы занимали ключевые посты в гитлеровской Германии. В годы Второй мировой войны войска СС — наиболее боеспособные подразделения Германии, наряду с вермахтом несут ответственность за уничтожение миллионов мирных граждан.</text:p>
      <text:p text:style-name="P2">Ставка Верховного Главнокомандования - Первоначальное название — Ставка Главного Командования, образована постановлением СНК СССР и ЦК ВКП(б) от 23.06.1941 г. Находилась в г. Москве. 10.06.1941 г. преобразована в Ставку Верховного Командования, которую возглавил И.В. Сталин. 8.08.1941 г. И.В. Сталин назначен Верховным Главнокомандующим, после чего Ставка стала именоваться Ставкой Верховного Главнокомандования. В ее состав входил ряд видных военных и политических деятелей (Г.К. Жуков, А.М. Василевский, Н.Г. Кузнецов). Ставка ВГК давала оценку военно-политической и стратегической обстановки, координировала действия фронтов и армий в ходе боевых операций, руководила подготовкой резервов.</text:p>
      <text:p text:style-name="P2">Холокост <text:s/>- Проводимая нацистской Германией политика тотального уничтожения евреев в годы Второй мировой войн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'Times New Roman', Times, serif"/>
    <style:font-face style:name="Times New Roman" svg:font-family="'Times New Roman'"/>
    <style:font-face style:name="Verdana" svg:font-family="Verdana, Arial, Helvetica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22:32:45.990422099</meta:creation-date>
    <dc:date>2018-05-14T23:19:13.071655573</dc:date>
    <meta:editing-duration>PT25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4" meta:paragraph-count="128" meta:word-count="3519" meta:character-count="26872" meta:non-whitespace-character-count="23441"/>
  </office:meta>
</office:document-meta>
</file>